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ynthesis">
      <style:table-properties table:display="true" style:writing-mode="lr-tb"/>
    </style:style>
    <style:style style:name="ta2" style:family="table" style:master-page-name="PageStyle_5f_Details">
      <style:table-properties table:display="true" style:writing-mode="lr-tb"/>
    </style:style>
    <style:style style:name="ta3" style:family="table" style:master-page-name="PageStyle_5f_Samples">
      <style:table-properties table:display="true" style:writing-mode="lr-tb"/>
    </style:style>
    <style:style style:name="ta4" style:family="table" style:master-page-name="PageStyle_5f_Models">
      <style:table-properties table:display="true" style:writing-mode="lr-tb"/>
    </style:style>
    <style:style style:name="ta5" style:family="table" style:master-page-name="PageStyle_5f_Analyser">
      <style:table-properties table:display="true" style:writing-mode="lr-tb"/>
    </style:style>
    <style:style style:name="ta6" style:family="table" style:master-page-name="PageStyle_5f_Computing_20_platform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background-color="#f9da56" style:rotation-align="none"/>
    </style:style>
    <style:style style:name="ce4" style:family="table-cell" style:parent-style-name="Default">
      <style:table-cell-properties fo:background-color="#fe835a" style:rotation-align="none"/>
    </style:style>
    <style:style style:name="ce5" style:family="table-cell" style:parent-style-name="Default">
      <style:table-cell-properties fo:background-color="#cbef8c"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73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ynthesi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Mod Key Fn</text:p>
          </table:table-cell>
          <table:table-cell table:style-name="ce1" office:value-type="string" calcext:value-type="string">
            <text:p>Mod Adj Ser</text:p>
          </table:table-cell>
          <table:table-cell table:style-name="ce1" office:value-type="string" calcext:value-type="string">
            <text:p>NTot Obs</text:p>
          </table:table-cell>
          <table:table-cell table:style-name="ce1" office:value-type="string" calcext:value-type="string">
            <text:p>NObs</text:p>
          </table:table-cell>
          <table:table-cell table:style-name="ce1" office:value-type="string" calcext:value-type="string">
            <text:p>TotNum Pars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Chi2 P</text:p>
          </table:table-cell>
          <table:table-cell table:style-name="ce1" office:value-type="string" calcext:value-type="string">
            <text:p>KS P</text:p>
          </table:table-cell>
          <table:table-cell table:style-name="ce1" office:value-type="string" calcext:value-type="string">
            <text:p>CvM Uw P</text:p>
          </table:table-cell>
          <table:table-cell table:style-name="ce1" office:value-type="string" calcext:value-type="string">
            <text:p>CvM Cw P</text:p>
          </table:table-cell>
          <table:table-cell table:style-name="ce1" office:value-type="string" calcext:value-type="string">
            <text:p>CoefVar Density</text:p>
          </table:table-cell>
          <table:table-cell table:style-name="ce1" office:value-type="string" calcext:value-type="string">
            <text:p>Obs Rate</text:p>
          </table:table-cell>
          <table:table-cell table:style-name="ce1" office:value-type="string" calcext:value-type="string">
            <text:p>Qual Bal 1</text:p>
          </table:table-cell>
          <table:table-cell table:style-name="ce1" office:value-type="string" calcext:value-type="string">
            <text:p>Qual Bal 2</text:p>
          </table:table-cell>
          <table:table-cell table:style-name="ce1" office:value-type="string" calcext:value-type="string">
            <text:p>Qual Bal 3</text:p>
          </table:table-cell>
          <table:table-cell table:style-name="ce1" office:value-type="string" calcext:value-type="string">
            <text:p>Qual Chi2+</text:p>
          </table:table-cell>
          <table:table-cell table:style-name="ce1" office:value-type="string" calcext:value-type="string">
            <text:p>Qual KS+</text:p>
          </table:table-cell>
          <table:table-cell table:style-name="ce1" office:value-type="string" calcext:value-type="string">
            <text:p>Qual DCv+</text:p>
          </table:table-cell>
          <table:table-cell table:style-name="ce1" office:value-type="string" calcext:value-type="string">
            <text:p>PDetec</text:p>
          </table:table-cell>
          <table:table-cell table:style-name="ce1" office:value-type="string" calcext:value-type="string">
            <text:p>Min PDetec</text:p>
          </table:table-cell>
          <table:table-cell table:style-name="ce1" office:value-type="string" calcext:value-type="string">
            <text:p>Max PDetec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Min Density</text:p>
          </table:table-cell>
          <table:table-cell table:style-name="ce1" office:value-type="string" calcext:value-type="string">
            <text:p>Max Density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n Number</text:p>
          </table:table-cell>
          <table:table-cell table:style-name="ce1" office:value-type="string" calcext:value-type="string">
            <text:p>Max Number</text:p>
          </table:table-cell>
          <table:table-cell table:style-name="ce1" office:value-type="string" calcext:value-type="string">
            <text:p>RunFolder</text:p>
          </table:table-cell>
          <table:table-cell table:number-columns-repeated="1634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ylvia atricapill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mn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63" calcext:value-type="float">
            <text:p>0,63</text:p>
          </table:table-cell>
          <table:table-cell table:number-columns-repeated="2" office:value-type="float" office:value="0.7" calcext:value-type="float">
            <text:p>0,7</text:p>
          </table:table-cell>
          <table:table-cell table:style-name="ce5" office:value-type="float" office:value="15.9" calcext:value-type="float">
            <text:p>15,9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,7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0.071" calcext:value-type="float">
            <text:p>0,071</text:p>
          </table:table-cell>
          <table:table-cell office:value-type="float" office:value="0.056" calcext:value-type="float">
            <text:p>0,056</text:p>
          </table:table-cell>
          <table:table-cell office:value-type="float" office:value="0.091" calcext:value-type="float">
            <text:p>0,091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37" calcext:value-type="float">
            <text:p>0,37</text:p>
          </table:table-cell>
          <table:table-cell office:value-type="float" office:value="656" calcext:value-type="float">
            <text:p>656</text:p>
          </table:table-cell>
          <table:table-cell office:value-type="float" office:value="480" calcext:value-type="float">
            <text:p>480</text:p>
          </table:table-cell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SylvAtri-b-m-5mn-haz-cos-44bdbaqj</text:p>
          </table:table-cell>
          <table:table-cell table:number-columns-repeated="1634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ylvia atricapill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0mn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3" calcext:value-type="float">
            <text:p>0,03</text:p>
          </table:table-cell>
          <table:table-cell table:style-name="ce3" office:value-type="float" office:value="0.66" calcext:value-type="float">
            <text:p>0,66</text:p>
          </table:table-cell>
          <table:table-cell table:number-columns-repeated="2" office:value-type="float" office:value="0.6" calcext:value-type="float">
            <text:p>0,6</text:p>
          </table:table-cell>
          <table:table-cell table:style-name="ce5" office:value-type="float" office:value="13.6" calcext:value-type="float">
            <text:p>13,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47" calcext:value-type="float">
            <text:p>0,47</text:p>
          </table:table-cell>
          <table:table-cell office:value-type="float" office:value="0.48" calcext:value-type="float">
            <text:p>0,48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  <table:table-cell office:value-type="float" office:value="0.082" calcext:value-type="float">
            <text:p>0,082</text:p>
          </table:table-cell>
          <table:table-cell office:value-type="float" office:value="0.067" calcext:value-type="float">
            <text:p>0,067</text:p>
          </table:table-cell>
          <table:table-cell office:value-type="float" office:value="0.101" calcext:value-type="float">
            <text:p>0,101</text:p>
          </table:table-cell>
          <table:table-cell office:value-type="float" office:value="0.36" calcext:value-type="float">
            <text:p>0,36</text:p>
          </table:table-cell>
          <table:table-cell office:value-type="float" office:value="0.27" calcext:value-type="float">
            <text:p>0,27</text:p>
          </table:table-cell>
          <table:table-cell office:value-type="float" office:value="0.47" calcext:value-type="float">
            <text:p>0,47</text:p>
          </table:table-cell>
          <table:table-cell office:value-type="float" office:value="858" calcext:value-type="float">
            <text:p>858</text:p>
          </table:table-cell>
          <table:table-cell office:value-type="float" office:value="658" calcext:value-type="float">
            <text:p>658</text:p>
          </table:table-cell>
          <table:table-cell office:value-type="float" office:value="1119" calcext:value-type="float">
            <text:p>1119</text:p>
          </table:table-cell>
          <table:table-cell table:style-name="ce2" office:value-type="string" calcext:value-type="string">
            <text:p>SylvAtri-b-m-10mn-haz-cos-4mpnw3jt</text:p>
          </table:table-cell>
          <table:table-cell table:number-columns-repeated="1634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ylvia atricapilla</text:p>
          </table:table-cell>
          <table:table-cell table:style-name="ce2" office:value-type="string" calcext:value-type="string">
            <text:p>a+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mn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style-name="ce5" office:value-type="float" office:value="12.1" calcext:value-type="float">
            <text:p>12,1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063" calcext:value-type="float">
            <text:p>0,063</text:p>
          </table:table-cell>
          <table:table-cell office:value-type="float" office:value="0.053" calcext:value-type="float">
            <text:p>0,053</text:p>
          </table:table-cell>
          <table:table-cell office:value-type="float" office:value="0.075" calcext:value-type="float">
            <text:p>0,075</text:p>
          </table:table-cell>
          <table:table-cell office:value-type="float" office:value="0.29" calcext:value-type="float">
            <text:p>0,29</text:p>
          </table:table-cell>
          <table:table-cell office:value-type="float" office:value="0.23" calcext:value-type="float">
            <text:p>0,23</text:p>
          </table:table-cell>
          <table:table-cell office:value-type="float" office:value="0.37" calcext:value-type="float">
            <text:p>0,37</text:p>
          </table:table-cell>
          <table:table-cell office:value-type="float" office:value="700" calcext:value-type="float">
            <text:p>700</text:p>
          </table:table-cell>
          <table:table-cell office:value-type="float" office:value="552" calcext:value-type="float">
            <text:p>552</text:p>
          </table:table-cell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SylvAtri-ab-m-5mn-haz-cos-403ja14t</text:p>
          </table:table-cell>
          <table:table-cell table:number-columns-repeated="1634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ylvia atricapilla</text:p>
          </table:table-cell>
          <table:table-cell table:style-name="ce2" office:value-type="string" calcext:value-type="string">
            <text:p>a+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0mn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.63" calcext:value-type="float">
            <text:p>0,63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style-name="ce5" office:value-type="float" office:value="10.1" calcext:value-type="float">
            <text:p>10,1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.39" calcext:value-type="float">
            <text:p>0,39</text:p>
          </table:table-cell>
          <table:table-cell office:value-type="float" office:value="0.24" calcext:value-type="float">
            <text:p>0,24</text:p>
          </table:table-cell>
          <table:table-cell office:value-type="float" office:value="0.41" calcext:value-type="float">
            <text:p>0,41</text:p>
          </table:table-cell>
          <table:table-cell office:value-type="float" office:value="0.43" calcext:value-type="float">
            <text:p>0,43</text:p>
          </table:table-cell>
          <table:table-cell office:value-type="float" office:value="0.068" calcext:value-type="float">
            <text:p>0,068</text:p>
          </table:table-cell>
          <table:table-cell office:value-type="float" office:value="0.059" calcext:value-type="float">
            <text:p>0,059</text:p>
          </table:table-cell>
          <table:table-cell office:value-type="float" office:value="0.078" calcext:value-type="float">
            <text:p>0,078</text:p>
          </table:table-cell>
          <table:table-cell office:value-type="float" office:value="0.37" calcext:value-type="float">
            <text:p>0,37</text:p>
          </table:table-cell>
          <table:table-cell office:value-type="float" office:value="0.3" calcext:value-type="float">
            <text:p>0,3</text:p>
          </table:table-cell>
          <table:table-cell office:value-type="float" office:value="0.45" calcext:value-type="float">
            <text:p>0,45</text:p>
          </table:table-cell>
          <table:table-cell office:value-type="float" office:value="876" calcext:value-type="float">
            <text:p>876</text:p>
          </table:table-cell>
          <table:table-cell office:value-type="float" office:value="718" calcext:value-type="float">
            <text:p>718</text:p>
          </table:table-cell>
          <table:table-cell office:value-type="float" office:value="1068" calcext:value-type="float">
            <text:p>1068</text:p>
          </table:table-cell>
          <table:table-cell table:style-name="ce2" office:value-type="string" calcext:value-type="string">
            <text:p>SylvAtri-ab-m-10mn-haz-cos-vgdwfgsx</text:p>
          </table:table-cell>
          <table:table-cell table:number-columns-repeated="1634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urdus merul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mn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38" calcext:value-type="float">
            <text:p>0,3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,62</text:p>
          </table:table-cell>
          <table:table-cell office:value-type="float" office:value="0.48" calcext:value-type="float">
            <text:p>0,48</text:p>
          </table:table-cell>
          <table:table-cell office:value-type="float" office:value="0.49" calcext:value-type="float">
            <text:p>0,49</text:p>
          </table:table-cell>
          <table:table-cell office:value-type="float" office:value="0.46" calcext:value-type="float">
            <text:p>0,46</text:p>
          </table:table-cell>
          <table:table-cell office:value-type="float" office:value="0.47" calcext:value-type="float">
            <text:p>0,47</text:p>
          </table:table-cell>
          <table:table-cell office:value-type="float" office:value="0.51" calcext:value-type="float">
            <text:p>0,51</text:p>
          </table:table-cell>
          <table:table-cell office:value-type="float" office:value="0.03" calcext:value-type="float">
            <text:p>0,03</text:p>
          </table:table-cell>
          <table:table-cell office:value-type="float" office:value="0.023" calcext:value-type="float">
            <text:p>0,023</text:p>
          </table:table-cell>
          <table:table-cell office:value-type="float" office:value="0.038" calcext:value-type="float">
            <text:p>0,038</text:p>
          </table:table-cell>
          <table:table-cell office:value-type="float" office:value="0.29" calcext:value-type="float">
            <text:p>0,29</text:p>
          </table:table-cell>
          <table:table-cell office:value-type="float" office:value="0.21" calcext:value-type="float">
            <text:p>0,21</text:p>
          </table:table-cell>
          <table:table-cell office:value-type="float" office:value="0.4" calcext:value-type="float">
            <text:p>0,4</text:p>
          </table:table-cell>
          <table:table-cell office:value-type="float" office:value="702" calcext:value-type="float">
            <text:p>702</text:p>
          </table:table-cell>
          <table:table-cell office:value-type="float" office:value="513" calcext:value-type="float">
            <text:p>513</text:p>
          </table:table-cell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TurdMeru-b-m-5mn-nex-cos-bfydabh4</text:p>
          </table:table-cell>
          <table:table-cell table:number-columns-repeated="1634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Turdus merul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0mn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68" calcext:value-type="float">
            <text:p>0,68</text:p>
          </table:table-cell>
          <table:table-cell table:style-name="ce5" office:value-type="float" office:value="0.71" calcext:value-type="float">
            <text:p>0,71</text:p>
          </table:table-cell>
          <table:table-cell table:number-columns-repeated="2" office:value-type="float" office:value="0.8" calcext:value-type="float">
            <text:p>0,8</text:p>
          </table:table-cell>
          <table:table-cell table:style-name="ce5" office:value-type="float" office:value="10.9" calcext:value-type="float">
            <text:p>10,9</text:p>
          </table:table-cell>
          <table:table-cell office:value-type="float" office:value="100" calcext:value-type="float">
            <text:p>100</text:p>
          </table:table-cell>
          <table:table-cell office:value-type="float" office:value="0.83" calcext:value-type="float">
            <text:p>0,83</text:p>
          </table:table-cell>
          <table:table-cell office:value-type="float" office:value="0.63" calcext:value-type="float">
            <text:p>0,63</text:p>
          </table:table-cell>
          <table:table-cell table:number-columns-repeated="3" office:value-type="float" office:value="0.64" calcext:value-type="float">
            <text:p>0,64</text:p>
          </table:table-cell>
          <table:table-cell office:value-type="float" office:value="0.66" calcext:value-type="float">
            <text:p>0,66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2" calcext:value-type="float">
            <text:p>0,022</text:p>
          </table:table-cell>
          <table:table-cell office:value-type="float" office:value="0.031" calcext:value-type="float">
            <text:p>0,031</text:p>
          </table:table-cell>
          <table:table-cell office:value-type="float" office:value="0.46" calcext:value-type="float">
            <text:p>0,46</text:p>
          </table:table-cell>
          <table:table-cell office:value-type="float" office:value="0.37" calcext:value-type="float">
            <text:p>0,37</text:p>
          </table:table-cell>
          <table:table-cell office:value-type="float" office:value="0.57" calcext:value-type="float">
            <text:p>0,57</text:p>
          </table:table-cell>
          <table:table-cell office:value-type="float" office:value="1101" calcext:value-type="float">
            <text:p>1101</text:p>
          </table:table-cell>
          <table:table-cell office:value-type="float" office:value="890" calcext:value-type="float">
            <text:p>890</text:p>
          </table:table-cell>
          <table:table-cell office:value-type="float" office:value="1363" calcext:value-type="float">
            <text:p>1363</text:p>
          </table:table-cell>
          <table:table-cell table:style-name="ce2" office:value-type="string" calcext:value-type="string">
            <text:p>TurdMeru-b-m-10mn-nex-cos-dqwkobyf</text:p>
          </table:table-cell>
          <table:table-cell table:number-columns-repeated="1634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Turdus merula</text:p>
          </table:table-cell>
          <table:table-cell table:style-name="ce2" office:value-type="string" calcext:value-type="string">
            <text:p>a+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mn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.92" calcext:value-type="float">
            <text:p>0,92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0.71" calcext:value-type="float">
            <text:p>0,7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office:value-type="float" office:value="0.028" calcext:value-type="float">
            <text:p>0,028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office:value-type="float" office:value="770" calcext:value-type="float">
            <text:p>770</text:p>
          </table:table-cell>
          <table:table-cell office:value-type="float" office:value="608" calcext:value-type="float">
            <text:p>608</text:p>
          </table:table-cell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TurdMeru-ab-m-5mn-nex-cos-_s80wtoc</text:p>
          </table:table-cell>
          <table:table-cell table:number-columns-repeated="1634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Turdus merula</text:p>
          </table:table-cell>
          <table:table-cell table:style-name="ce2" office:value-type="string" calcext:value-type="string">
            <text:p>a+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0mn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33" calcext:value-type="float">
            <text:p>0,33</text:p>
          </table:table-cell>
          <table:table-cell table:style-name="ce5" office:value-type="float" office:value="0.83" calcext:value-type="float">
            <text:p>0,83</text:p>
          </table:table-cell>
          <table:table-cell table:number-columns-repeated="2" office:value-type="float" office:value="0.9" calcext:value-type="float">
            <text:p>0,9</text:p>
          </table:table-cell>
          <table:table-cell table:style-name="ce5" office:value-type="float" office:value="8.7" calcext:value-type="float">
            <text:p>8,7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61" calcext:value-type="float">
            <text:p>0,61</text:p>
          </table:table-cell>
          <table:table-cell office:value-type="float" office:value="0.62" calcext:value-type="float">
            <text:p>0,62</text:p>
          </table:table-cell>
          <table:table-cell office:value-type="float" office:value="0.57" calcext:value-type="float">
            <text:p>0,57</text:p>
          </table:table-cell>
          <table:table-cell office:value-type="float" office:value="0.64" calcext:value-type="float">
            <text:p>0,64</text:p>
          </table:table-cell>
          <table:table-cell office:value-type="float" office:value="0.65" calcext:value-type="float">
            <text:p>0,65</text:p>
          </table:table-cell>
          <table:table-cell office:value-type="float" office:value="0.022" calcext:value-type="float">
            <text:p>0,022</text:p>
          </table:table-cell>
          <table:table-cell office:value-type="float" office:value="0.019" calcext:value-type="float">
            <text:p>0,019</text:p>
          </table:table-cell>
          <table:table-cell office:value-type="float" office:value="0.025" calcext:value-type="float">
            <text:p>0,025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0.59" calcext:value-type="float">
            <text:p>0,59</text:p>
          </table:table-cell>
          <table:table-cell office:value-type="float" office:value="1189" calcext:value-type="float">
            <text:p>1189</text:p>
          </table:table-cell>
          <table:table-cell office:value-type="float" office:value="1002" calcext:value-type="float">
            <text:p>1002</text:p>
          </table:table-cell>
          <table:table-cell office:value-type="float" office:value="1409" calcext:value-type="float">
            <text:p>1409</text:p>
          </table:table-cell>
          <table:table-cell table:style-name="ce2" office:value-type="string" calcext:value-type="string">
            <text:p>TurdMeru-ab-m-10mn-nex-cos-vunk_m1e</text:p>
          </table:table-cell>
          <table:table-cell table:number-columns-repeated="1634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uscinia megarhynchos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mn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27" calcext:value-type="float">
            <text:p>0,27</text:p>
          </table:table-cell>
          <table:table-cell table:style-name="ce5" office:value-type="float" office:value="0.84" calcext:value-type="float">
            <text:p>0,84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table:style-name="ce3" office:value-type="float" office:value="21.7" calcext:value-type="float">
            <text:p>21,7</text:p>
          </table:table-cell>
          <table:table-cell office:value-type="float" office:value="100" calcext:value-type="float">
            <text:p>100</text:p>
          </table:table-cell>
          <table:table-cell office:value-type="float" office:value="0.71" calcext:value-type="float">
            <text:p>0,71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52" calcext:value-type="float">
            <text:p>0,52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7" calcext:value-type="float">
            <text:p>0,017</text:p>
          </table:table-cell>
          <table:table-cell office:value-type="float" office:value="0.033" calcext:value-type="float">
            <text:p>0,033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12" calcext:value-type="float">
            <text:p>0,12</text:p>
          </table:table-cell>
          <table:table-cell office:value-type="float" office:value="196" calcext:value-type="float">
            <text:p>196</text:p>
          </table:table-cell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LuscMega-b-m-5mn-nex-cos-3othwfhn</text:p>
          </table:table-cell>
          <table:table-cell table:number-columns-repeated="1634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Luscinia megarhynchos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0mn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.99" calcext:value-type="float">
            <text:p>0,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8.6" calcext:value-type="float">
            <text:p>18,6</text:p>
          </table:table-cell>
          <table:table-cell office:value-type="float" office:value="100" calcext:value-type="float">
            <text:p>100</text:p>
          </table:table-cell>
          <table:table-cell office:value-type="float" office:value="0.94" calcext:value-type="float">
            <text:p>0,94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68" calcext:value-type="float">
            <text:p>0,68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8" calcext:value-type="float">
            <text:p>0,018</text:p>
          </table:table-cell>
          <table:table-cell office:value-type="float" office:value="0.034" calcext:value-type="float">
            <text:p>0,034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272" calcext:value-type="float">
            <text:p>272</text:p>
          </table:table-cell>
          <table:table-cell office:value-type="float" office:value="189" calcext:value-type="float">
            <text:p>189</text:p>
          </table:table-cell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LuscMega-b-m-10mn-nex-cos-oqdu6skh</text:p>
          </table:table-cell>
          <table:table-cell table:number-columns-repeated="1634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Luscinia megarhynchos</text:p>
          </table:table-cell>
          <table:table-cell table:style-name="ce2" office:value-type="string" calcext:value-type="string">
            <text:p>a+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mn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97" calcext:value-type="float">
            <text:p>0,97</text:p>
          </table:table-cell>
          <table:table-cell table:number-columns-repeated="2" office:value-type="float" office:value="0.9" calcext:value-type="float">
            <text:p>0,9</text:p>
          </table:table-cell>
          <table:table-cell table:style-name="ce5" office:value-type="float" office:value="18.1" calcext:value-type="float">
            <text:p>18,1</text:p>
          </table:table-cell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,88</text:p>
          </table:table-cell>
          <table:table-cell office:value-type="float" office:value="0.65" calcext:value-type="float">
            <text:p>0,65</text:p>
          </table:table-cell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65" calcext:value-type="float">
            <text:p>0,65</text:p>
          </table:table-cell>
          <table:table-cell office:value-type="float" office:value="0.022" calcext:value-type="float">
            <text:p>0,022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9" calcext:value-type="float">
            <text:p>0,029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194" calcext:value-type="float">
            <text:p>194</text:p>
          </table:table-cell>
          <table:table-cell office:value-type="float" office:value="136" calcext:value-type="float">
            <text:p>136</text:p>
          </table:table-cell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LuscMega-ab-m-5mn-nex-cos-_ru9tilk</text:p>
          </table:table-cell>
          <table:table-cell table:number-columns-repeated="1634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Luscinia megarhynchos</text:p>
          </table:table-cell>
          <table:table-cell table:style-name="ce2" office:value-type="string" calcext:value-type="string">
            <text:p>a+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0mn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82" calcext:value-type="float">
            <text:p>0,82</text:p>
          </table:table-cell>
          <table:table-cell table:style-name="ce5" office:value-type="float" office:value="0.96" calcext:value-type="float">
            <text:p>0,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5.7" calcext:value-type="float">
            <text:p>15,7</text:p>
          </table:table-cell>
          <table:table-cell office:value-type="float" office:value="100" calcext:value-type="float">
            <text:p>100</text:p>
          </table:table-cell>
          <table:table-cell office:value-type="float" office:value="0.93" calcext:value-type="float">
            <text:p>0,93</text:p>
          </table:table-cell>
          <table:table-cell office:value-type="float" office:value="0.68" calcext:value-type="float">
            <text:p>0,68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9" calcext:value-type="float">
            <text:p>0,029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266" calcext:value-type="float">
            <text:p>266</text:p>
          </table:table-cell>
          <table:table-cell office:value-type="float" office:value="196" calcext:value-type="float">
            <text:p>196</text:p>
          </table:table-cell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LuscMega-ab-m-10mn-nex-cos-drd26td0</text:p>
          </table:table-cell>
          <table:table-cell table:number-columns-repeated="16349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tails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AbrevEchant</text:p>
          </table:table-cell>
          <table:table-cell table:style-name="ce1" office:value-type="string" calcext:value-type="string">
            <text:p>NTot Obs</text:p>
          </table:table-cell>
          <table:table-cell table:style-name="ce1" office:value-type="string" calcext:value-type="string">
            <text:p>Min Dist</text:p>
          </table:table-cell>
          <table:table-cell table:style-name="ce1" office:value-type="string" calcext:value-type="string">
            <text:p>Max Dist</text:p>
          </table:table-cell>
          <table:table-cell table:style-name="ce1" office:value-type="string" calcext:value-type="string">
            <text:p>Mod Key Fn</text:p>
          </table:table-cell>
          <table:table-cell table:style-name="ce1" office:value-type="string" calcext:value-type="string">
            <text:p>Mod Adj Ser</text:p>
          </table:table-cell>
          <table:table-cell table:style-name="ce1" office:value-type="string" calcext:value-type="string">
            <text:p>Mod Chc Crit</text:p>
          </table:table-cell>
          <table:table-cell table:style-name="ce1" office:value-type="string" calcext:value-type="string">
            <text:p>Conf Interv</text:p>
          </table:table-cell>
          <table:table-cell table:style-name="ce1" office:value-type="string" calcext:value-type="string">
            <text:p>Left Trunc Dist</text:p>
          </table:table-cell>
          <table:table-cell table:style-name="ce1" office:value-type="string" calcext:value-type="string">
            <text:p>Right Trunc Dist</text:p>
          </table:table-cell>
          <table:table-cell table:style-name="ce1" office:value-type="string" calcext:value-type="string">
            <text:p>Fit Dist Cuts</text:p>
          </table:table-cell>
          <table:table-cell table:style-name="ce1" office:value-type="string" calcext:value-type="string">
            <text:p>Discr Dist Cuts</text:p>
          </table:table-cell>
          <table:table-cell table:style-name="ce1" office:value-type="string" calcext:value-type="string">
            <text:p>ExCod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ElapsedTime</text:p>
          </table:table-cell>
          <table:table-cell table:style-name="ce1" office:value-type="string" calcext:value-type="string">
            <text:p>RunFolder</text:p>
          </table:table-cell>
          <table:table-cell table:style-name="ce1" office:value-type="string" calcext:value-type="string">
            <text:p>NObs</text:p>
          </table:table-cell>
          <table:table-cell table:style-name="ce1" office:value-type="string" calcext:value-type="string">
            <text:p>NSamp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EncRate</text:p>
          </table:table-cell>
          <table:table-cell table:style-name="ce1" office:value-type="string" calcext:value-type="string">
            <text:p>CoefVar EncRate</text:p>
          </table:table-cell>
          <table:table-cell table:style-name="ce1" office:value-type="string" calcext:value-type="string">
            <text:p>Min EncRate</text:p>
          </table:table-cell>
          <table:table-cell table:style-name="ce1" office:value-type="string" calcext:value-type="string">
            <text:p>Max EncRate</text:p>
          </table:table-cell>
          <table:table-cell table:style-name="ce1" office:value-type="string" calcext:value-type="string">
            <text:p>DoF EncRate</text:p>
          </table:table-cell>
          <table:table-cell table:style-name="ce1" office:value-type="string" calcext:value-type="string">
            <text:p>Left Trunc</text:p>
          </table:table-cell>
          <table:table-cell table:style-name="ce1" office:value-type="string" calcext:value-type="string">
            <text:p>Right Trunc</text:p>
          </table:table-cell>
          <table:table-cell table:style-name="ce1" office:value-type="string" calcext:value-type="string">
            <text:p>Obs Rate</text:p>
          </table:table-cell>
          <table:table-cell table:style-name="ce1" office:value-type="string" calcext:value-type="string">
            <text:p>TotNum Pars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AIC</text:p>
          </table:table-cell>
          <table:table-cell table:style-name="ce1" office:value-type="string" calcext:value-type="string">
            <text:p>Chi2 P</text:p>
          </table:table-cell>
          <table:table-cell table:style-name="ce1" office:value-type="string" calcext:value-type="string">
            <text:p>Chi2 P 1</text:p>
          </table:table-cell>
          <table:table-cell table:style-name="ce1" office:value-type="string" calcext:value-type="string">
            <text:p>Chi2 P 2</text:p>
          </table:table-cell>
          <table:table-cell table:style-name="ce1" office:value-type="string" calcext:value-type="string">
            <text:p>Chi2 P 3</text:p>
          </table:table-cell>
          <table:table-cell table:style-name="ce1" office:value-type="string" calcext:value-type="string">
            <text:p>f/h(0)</text:p>
          </table:table-cell>
          <table:table-cell table:style-name="ce1" office:value-type="string" calcext:value-type="string">
            <text:p>CoefVar f/h(0)</text:p>
          </table:table-cell>
          <table:table-cell table:style-name="ce1" office:value-type="string" calcext:value-type="string">
            <text:p>Min f/h(0)</text:p>
          </table:table-cell>
          <table:table-cell table:style-name="ce1" office:value-type="string" calcext:value-type="string">
            <text:p>Max f/h(0)</text:p>
          </table:table-cell>
          <table:table-cell table:style-name="ce1" office:value-type="string" calcext:value-type="string">
            <text:p>DoF f/h(0)</text:p>
          </table:table-cell>
          <table:table-cell table:style-name="ce1" office:value-type="string" calcext:value-type="string">
            <text:p>PDetec</text:p>
          </table:table-cell>
          <table:table-cell table:style-name="ce1" office:value-type="string" calcext:value-type="string">
            <text:p>CoefVar PDetec</text:p>
          </table:table-cell>
          <table:table-cell table:style-name="ce1" office:value-type="string" calcext:value-type="string">
            <text:p>Min PDetec</text:p>
          </table:table-cell>
          <table:table-cell table:style-name="ce1" office:value-type="string" calcext:value-type="string">
            <text:p>Max PDetec</text:p>
          </table:table-cell>
          <table:table-cell table:style-name="ce1" office:value-type="string" calcext:value-type="string">
            <text:p>DoF PDetec</text:p>
          </table:table-cell>
          <table:table-cell table:style-name="ce1" office:value-type="string" calcext:value-type="string">
            <text:p>EDR/ESW</text:p>
          </table:table-cell>
          <table:table-cell table:style-name="ce1" office:value-type="string" calcext:value-type="string">
            <text:p>CoefVar EDR/ESW</text:p>
          </table:table-cell>
          <table:table-cell table:style-name="ce1" office:value-type="string" calcext:value-type="string">
            <text:p>Min EDR/ESW</text:p>
          </table:table-cell>
          <table:table-cell table:style-name="ce1" office:value-type="string" calcext:value-type="string">
            <text:p>Max EDR/ESW</text:p>
          </table:table-cell>
          <table:table-cell table:style-name="ce1" office:value-type="string" calcext:value-type="string">
            <text:p>DoF EDR/ESW</text:p>
          </table:table-cell>
          <table:table-cell table:style-name="ce1" office:value-type="string" calcext:value-type="string">
            <text:p>AICc</text:p>
          </table:table-cell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LogLhood</text:p>
          </table:table-cell>
          <table:table-cell table:style-name="ce1" office:value-type="string" calcext:value-type="string">
            <text:p>KS P</text:p>
          </table:table-cell>
          <table:table-cell table:style-name="ce1" office:value-type="string" calcext:value-type="string">
            <text:p>CvM Uw P</text:p>
          </table:table-cell>
          <table:table-cell table:style-name="ce1" office:value-type="string" calcext:value-type="string">
            <text:p>CvM Cw P</text:p>
          </table:table-cell>
          <table:table-cell table:style-name="ce1" office:value-type="string" calcext:value-type="string">
            <text:p>Key Fn</text:p>
          </table:table-cell>
          <table:table-cell table:style-name="ce1" office:value-type="string" calcext:value-type="string">
            <text:p>Adj Ser</text:p>
          </table:table-cell>
          <table:table-cell table:style-name="ce1" office:value-type="string" calcext:value-type="string">
            <text:p>NumPars KeyFn</text:p>
          </table:table-cell>
          <table:table-cell table:style-name="ce1" office:value-type="string" calcext:value-type="string">
            <text:p>NumPars AdjSer</text:p>
          </table:table-cell>
          <table:table-cell table:style-name="ce1" office:value-type="string" calcext:value-type="string">
            <text:p>Num Covars</text:p>
          </table:table-cell>
          <table:table-cell table:style-name="ce1" office:value-type="string" calcext:value-type="string">
            <text:p>SansDoc #18</text:p>
          </table:table-cell>
          <table:table-cell table:style-name="ce1" office:value-type="string" calcext:value-type="string">
            <text:p>SansDoc #19</text:p>
          </table:table-cell>
          <table:table-cell table:style-name="ce1" office:value-type="string" calcext:value-type="string">
            <text:p>SansDoc #20 1</text:p>
          </table:table-cell>
          <table:table-cell table:style-name="ce1" office:value-type="string" calcext:value-type="string">
            <text:p>SansDoc #20 2</text:p>
          </table:table-cell>
          <table:table-cell table:style-name="ce1" office:value-type="string" calcext:value-type="string">
            <text:p>SansDoc #20 3</text:p>
          </table:table-cell>
          <table:table-cell table:style-name="ce1" office:value-type="string" calcext:value-type="string">
            <text:p>SansDoc #21 1</text:p>
          </table:table-cell>
          <table:table-cell table:style-name="ce1" office:value-type="string" calcext:value-type="string">
            <text:p>SansDoc #21 2</text:p>
          </table:table-cell>
          <table:table-cell table:style-name="ce1" office:value-type="string" calcext:value-type="string">
            <text:p>SansDoc #21 3</text:p>
          </table:table-cell>
          <table:table-cell table:style-name="ce1" office:value-type="string" calcext:value-type="string">
            <text:p>SansDoc #22 1</text:p>
          </table:table-cell>
          <table:table-cell table:style-name="ce1" office:value-type="string" calcext:value-type="string">
            <text:p>SansDoc #22 2</text:p>
          </table:table-cell>
          <table:table-cell table:style-name="ce1" office:value-type="string" calcext:value-type="string">
            <text:p>SansDoc #22 3</text:p>
          </table:table-cell>
          <table:table-cell table:style-name="ce1" office:value-type="string" calcext:value-type="string">
            <text:p>EstA(1)</text:p>
          </table:table-cell>
          <table:table-cell table:style-name="ce1" office:value-type="string" calcext:value-type="string">
            <text:p>EstA(2)</text:p>
          </table:table-cell>
          <table:table-cell table:style-name="ce1" office:value-type="string" calcext:value-type="string">
            <text:p>DensClu</text:p>
          </table:table-cell>
          <table:table-cell table:style-name="ce1" office:value-type="string" calcext:value-type="string">
            <text:p>CoefVar DensClu</text:p>
          </table:table-cell>
          <table:table-cell table:style-name="ce1" office:value-type="string" calcext:value-type="string">
            <text:p>Min DensClu</text:p>
          </table:table-cell>
          <table:table-cell table:style-name="ce1" office:value-type="string" calcext:value-type="string">
            <text:p>Max DensClu</text:p>
          </table:table-cell>
          <table:table-cell table:style-name="ce1" office:value-type="string" calcext:value-type="string">
            <text:p>DoF DensClu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Delta CoefVar Density</text:p>
          </table:table-cell>
          <table:table-cell table:style-name="ce1" office:value-type="string" calcext:value-type="string">
            <text:p>CoefVar Density</text:p>
          </table:table-cell>
          <table:table-cell table:style-name="ce1" office:value-type="string" calcext:value-type="string">
            <text:p>Min Density</text:p>
          </table:table-cell>
          <table:table-cell table:style-name="ce1" office:value-type="string" calcext:value-type="string">
            <text:p>Max Density</text:p>
          </table:table-cell>
          <table:table-cell table:style-name="ce1" office:value-type="string" calcext:value-type="string">
            <text:p>DoF Density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CoefVar Number</text:p>
          </table:table-cell>
          <table:table-cell table:style-name="ce1" office:value-type="string" calcext:value-type="string">
            <text:p>Min Number</text:p>
          </table:table-cell>
          <table:table-cell table:style-name="ce1" office:value-type="string" calcext:value-type="string">
            <text:p>Max Number</text:p>
          </table:table-cell>
          <table:table-cell table:style-name="ce1" office:value-type="string" calcext:value-type="string">
            <text:p>DoF Number</text:p>
          </table:table-cell>
          <table:table-cell table:style-name="ce1" office:value-type="string" calcext:value-type="string">
            <text:p>Qual Bal 1</text:p>
          </table:table-cell>
          <table:table-cell table:style-name="ce1" office:value-type="string" calcext:value-type="string">
            <text:p>Qual Bal 2</text:p>
          </table:table-cell>
          <table:table-cell table:style-name="ce1" office:value-type="string" calcext:value-type="string">
            <text:p>Qual Bal 3</text:p>
          </table:table-cell>
          <table:table-cell table:style-name="ce1" office:value-type="string" calcext:value-type="string">
            <text:p>Qual Chi2+</text:p>
          </table:table-cell>
          <table:table-cell table:style-name="ce1" office:value-type="string" calcext:value-type="string">
            <text:p>Qual KS+</text:p>
          </table:table-cell>
          <table:table-cell table:style-name="ce1" office:value-type="string" calcext:value-type="string">
            <text:p>Qual DCv+</text:p>
          </table:table-cell>
          <table:table-cell table:number-columns-repeated="1628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ylvia atricapill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mn</text:p>
          </table:table-cell>
          <table:table-cell table:style-name="ce2" office:value-type="string" calcext:value-type="string">
            <text:p>SylvAtri-b-m-5mn</text:p>
          </table:table-cell>
          <table:table-cell office:value-type="float" office:value="137" calcext:value-type="float">
            <text:p>137</text:p>
          </table:table-cell>
          <table:table-cell office:value-type="float" office:value="13.721383740161" calcext:value-type="float">
            <text:p>13,721383740161</text:p>
          </table:table-cell>
          <table:table-cell office:value-type="float" office:value="488.187599344441" calcext:value-type="float">
            <text:p>488,187599344441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4"/>
          <table:table-cell table:style-name="ce3" office:value-type="float" office:value="2" calcext:value-type="float">
            <text:p>2</text:p>
          </table:table-cell>
          <table:table-cell table:style-name="ce7" office:value-type="date" office:date-value="2024-04-04T21:44:46.02" calcext:value-type="date">
            <text:p>2024-04-04 21:44:46</text:p>
          </table:table-cell>
          <table:table-cell office:value-type="float" office:value="0.574341" calcext:value-type="float">
            <text:p>0,574341</text:p>
          </table:table-cell>
          <table:table-cell table:style-name="ce2" office:value-type="string" calcext:value-type="string">
            <text:p>SylvAtri-b-m-5mn-haz-cos-44bdbaqj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.457447" calcext:value-type="float">
            <text:p>1,457447</text:p>
          </table:table-cell>
          <table:table-cell office:value-type="float" office:value="0.09716945" calcext:value-type="float">
            <text:p>0,09716945</text:p>
          </table:table-cell>
          <table:table-cell office:value-type="float" office:value="1.202232" calcext:value-type="float">
            <text:p>1,202232</text:p>
          </table:table-cell>
          <table:table-cell office:value-type="float" office:value="1.766839" calcext:value-type="float">
            <text:p>1,76683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25.339" calcext:value-type="float">
            <text:p>1525,339</text:p>
          </table:table-cell>
          <table:table-cell table:style-name="ce3" office:value-type="float" office:value="0.3482684" calcext:value-type="float">
            <text:p>0,3482684</text:p>
          </table:table-cell>
          <table:table-cell office:value-type="float" office:value="0.186077" calcext:value-type="float">
            <text:p>0,186077</text:p>
          </table:table-cell>
          <table:table-cell office:value-type="float" office:value="0.1360106" calcext:value-type="float">
            <text:p>0,1360106</text:p>
          </table:table-cell>
          <table:table-cell office:value-type="float" office:value="0.3482684" calcext:value-type="float">
            <text:p>0,3482684</text:p>
          </table:table-cell>
          <table:table-cell office:value-type="float" office:value="0.0001177976" calcext:value-type="float">
            <text:p>0,0001177976</text:p>
          </table:table-cell>
          <table:table-cell office:value-type="float" office:value="0.1263134" calcext:value-type="float">
            <text:p>0,1263134</text:p>
          </table:table-cell>
          <table:table-cell office:value-type="float" office:value="0.00009184906" calcext:value-type="float">
            <text:p>0,00009184906</text:p>
          </table:table-cell>
          <table:table-cell office:value-type="float" office:value="0.0001510768" calcext:value-type="float">
            <text:p>0,0001510768</text:p>
          </table:table-cell>
          <table:table-cell office:value-type="float" office:value="135" calcext:value-type="float">
            <text:p>135</text:p>
          </table:table-cell>
          <table:table-cell office:value-type="float" office:value="0.07123939" calcext:value-type="float">
            <text:p>0,07123939</text:p>
          </table:table-cell>
          <table:table-cell office:value-type="float" office:value="0.1263134" calcext:value-type="float">
            <text:p>0,1263134</text:p>
          </table:table-cell>
          <table:table-cell office:value-type="float" office:value="0.05554674" calcext:value-type="float">
            <text:p>0,05554674</text:p>
          </table:table-cell>
          <table:table-cell office:value-type="float" office:value="0.09136541" calcext:value-type="float">
            <text:p>0,09136541</text:p>
          </table:table-cell>
          <table:table-cell office:value-type="float" office:value="135" calcext:value-type="float">
            <text:p>135</text:p>
          </table:table-cell>
          <table:table-cell office:value-type="float" office:value="130.3007" calcext:value-type="float">
            <text:p>130,3007</text:p>
          </table:table-cell>
          <table:table-cell office:value-type="float" office:value="0.06315669" calcext:value-type="float">
            <text:p>0,06315669</text:p>
          </table:table-cell>
          <table:table-cell office:value-type="float" office:value="115.0153" calcext:value-type="float">
            <text:p>115,0153</text:p>
          </table:table-cell>
          <table:table-cell office:value-type="float" office:value="147.6176" calcext:value-type="float">
            <text:p>147,6176</text:p>
          </table:table-cell>
          <table:table-cell office:value-type="float" office:value="135" calcext:value-type="float">
            <text:p>135</text:p>
          </table:table-cell>
          <table:table-cell office:value-type="float" office:value="1525.429" calcext:value-type="float">
            <text:p>1525,429</text:p>
          </table:table-cell>
          <table:table-cell office:value-type="float" office:value="1531.179" calcext:value-type="float">
            <text:p>1531,179</text:p>
          </table:table-cell>
          <table:table-cell office:value-type="float" office:value="-760.6697" calcext:value-type="float">
            <text:p>-760,6697</text:p>
          </table:table-cell>
          <table:table-cell table:style-name="ce3" office:value-type="float" office:value="0.6256207" calcext:value-type="float">
            <text:p>0,6256207</text:p>
          </table:table-cell>
          <table:table-cell table:number-columns-repeated="2" office:value-type="float" office:value="0.7" calcext:value-type="float">
            <text:p>0,7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7.339" calcext:value-type="float">
            <text:p>1527,339</text:p>
          </table:table-cell>
          <table:table-cell office:value-type="float" office:value="1" calcext:value-type="float">
            <text:p>1</text:p>
          </table:table-cell>
          <table:table-cell office:value-type="float" office:value="1.264273" calcext:value-type="float">
            <text:p>1,264273</text:p>
          </table:table-cell>
          <table:table-cell office:value-type="float" office:value="1.566549" calcext:value-type="float">
            <text:p>1,566549</text:p>
          </table:table-cell>
          <table:table-cell office:value-type="float" office:value="1.322656" calcext:value-type="float">
            <text:p>1,322656</text:p>
          </table:table-cell>
          <table:table-cell office:value-type="float" office:value="4.812198" calcext:value-type="float">
            <text:p>4,812198</text:p>
          </table:table-cell>
          <table:table-cell office:value-type="float" office:value="9.740577" calcext:value-type="float">
            <text:p>9,740577</text:p>
          </table:table-cell>
          <table:table-cell office:value-type="float" office:value="12.20725" calcext:value-type="float">
            <text:p>12,207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7.07023" calcext:value-type="float">
            <text:p>97,07023</text:p>
          </table:table-cell>
          <table:table-cell office:value-type="float" office:value="3.818157" calcext:value-type="float">
            <text:p>3,818157</text:p>
          </table:table-cell>
          <table:table-cell office:value-type="float" office:value="0.2732431" calcext:value-type="float">
            <text:p>0,2732431</text:p>
          </table:table-cell>
          <table:table-cell office:value-type="float" office:value="0.1593643" calcext:value-type="float">
            <text:p>0,1593643</text:p>
          </table:table-cell>
          <table:table-cell office:value-type="float" office:value="0.1999974" calcext:value-type="float">
            <text:p>0,1999974</text:p>
          </table:table-cell>
          <table:table-cell office:value-type="float" office:value="0.3733137" calcext:value-type="float">
            <text:p>0,3733137</text:p>
          </table:table-cell>
          <table:table-cell office:value-type="float" office:value="226.7749" calcext:value-type="float">
            <text:p>226,7749</text:p>
          </table:table-cell>
          <table:table-cell office:value-type="float" office:value="0.2732431" calcext:value-type="float">
            <text:p>0,273243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593643" calcext:value-type="float">
            <text:p>0,1593643</text:p>
          </table:table-cell>
          <table:table-cell office:value-type="float" office:value="0.1999974" calcext:value-type="float">
            <text:p>0,1999974</text:p>
          </table:table-cell>
          <table:table-cell office:value-type="float" office:value="0.3733137" calcext:value-type="float">
            <text:p>0,3733137</text:p>
          </table:table-cell>
          <table:table-cell office:value-type="float" office:value="226.7749" calcext:value-type="float">
            <text:p>226,7749</text:p>
          </table:table-cell>
          <table:table-cell office:value-type="float" office:value="656" calcext:value-type="float">
            <text:p>656</text:p>
          </table:table-cell>
          <table:table-cell office:value-type="float" office:value="0.1593643" calcext:value-type="float">
            <text:p>0,1593643</text:p>
          </table:table-cell>
          <table:table-cell office:value-type="float" office:value="480" calcext:value-type="float">
            <text:p>480</text:p>
          </table:table-cell>
          <table:table-cell office:value-type="float" office:value="896" calcext:value-type="float">
            <text:p>896</text:p>
          </table:table-cell>
          <table:table-cell office:value-type="float" office:value="226.7749" calcext:value-type="float">
            <text:p>226,7749</text:p>
          </table:table-cell>
          <table:table-cell office:value-type="float" office:value="0.695496362535035" calcext:value-type="float">
            <text:p>0,695496362535035</text:p>
          </table:table-cell>
          <table:table-cell office:value-type="float" office:value="0.665651849571495" calcext:value-type="float">
            <text:p>0,665651849571495</text:p>
          </table:table-cell>
          <table:table-cell office:value-type="float" office:value="0.677384701986357" calcext:value-type="float">
            <text:p>0,677384701986357</text:p>
          </table:table-cell>
          <table:table-cell office:value-type="float" office:value="0.629119310961105" calcext:value-type="float">
            <text:p>0,629119310961105</text:p>
          </table:table-cell>
          <table:table-cell office:value-type="float" office:value="0.671427853951162" calcext:value-type="float">
            <text:p>0,671427853951162</text:p>
          </table:table-cell>
          <table:table-cell office:value-type="float" office:value="0.678994036304064" calcext:value-type="float">
            <text:p>0,678994036304064</text:p>
          </table:table-cell>
          <table:table-cell table:number-columns-repeated="1628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ylvia atricapill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0mn</text:p>
          </table:table-cell>
          <table:table-cell table:style-name="ce2" office:value-type="string" calcext:value-type="string">
            <text:p>SylvAtri-b-m-10mn</text:p>
          </table:table-cell>
          <table:table-cell office:value-type="float" office:value="207" calcext:value-type="float">
            <text:p>207</text:p>
          </table:table-cell>
          <table:table-cell office:value-type="float" office:value="8.37568478345874" calcext:value-type="float">
            <text:p>8,37568478345874</text:p>
          </table:table-cell>
          <table:table-cell office:value-type="float" office:value="488.187599344441" calcext:value-type="float">
            <text:p>488,187599344441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4"/>
          <table:table-cell table:style-name="ce3" office:value-type="float" office:value="2" calcext:value-type="float">
            <text:p>2</text:p>
          </table:table-cell>
          <table:table-cell table:style-name="ce7" office:value-type="date" office:date-value="2024-04-04T21:44:46.15" calcext:value-type="date">
            <text:p>2024-04-04 21:44:46</text:p>
          </table:table-cell>
          <table:table-cell office:value-type="float" office:value="0.59425" calcext:value-type="float">
            <text:p>0,59425</text:p>
          </table:table-cell>
          <table:table-cell table:style-name="ce2" office:value-type="string" calcext:value-type="string">
            <text:p>SylvAtri-b-m-10mn-haz-cos-4mpnw3jt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.202128" calcext:value-type="float">
            <text:p>2,202128</text:p>
          </table:table-cell>
          <table:table-cell office:value-type="float" office:value="0.08539717" calcext:value-type="float">
            <text:p>0,08539717</text:p>
          </table:table-cell>
          <table:table-cell office:value-type="float" office:value="1.859207" calcext:value-type="float">
            <text:p>1,859207</text:p>
          </table:table-cell>
          <table:table-cell office:value-type="float" office:value="2.608298" calcext:value-type="float">
            <text:p>2,60829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38.707" calcext:value-type="float">
            <text:p>2338,707</text:p>
          </table:table-cell>
          <table:table-cell table:style-name="ce4" office:value-type="float" office:value="0.02513748" calcext:value-type="float">
            <text:p>0,02513748</text:p>
          </table:table-cell>
          <table:table-cell office:value-type="float" office:value="0.1277218" calcext:value-type="float">
            <text:p>0,1277218</text:p>
          </table:table-cell>
          <table:table-cell office:value-type="float" office:value="0.007693529" calcext:value-type="float">
            <text:p>0,007693529</text:p>
          </table:table-cell>
          <table:table-cell office:value-type="float" office:value="0.02513748" calcext:value-type="float">
            <text:p>0,02513748</text:p>
          </table:table-cell>
          <table:table-cell office:value-type="float" office:value="0.0001020438" calcext:value-type="float">
            <text:p>0,0001020438</text:p>
          </table:table-cell>
          <table:table-cell office:value-type="float" office:value="0.1052121" calcext:value-type="float">
            <text:p>0,1052121</text:p>
          </table:table-cell>
          <table:table-cell office:value-type="float" office:value="0.00008297477" calcext:value-type="float">
            <text:p>0,00008297477</text:p>
          </table:table-cell>
          <table:table-cell office:value-type="float" office:value="0.0001254953" calcext:value-type="float">
            <text:p>0,0001254953</text:p>
          </table:table-cell>
          <table:table-cell office:value-type="float" office:value="205" calcext:value-type="float">
            <text:p>205</text:p>
          </table:table-cell>
          <table:table-cell office:value-type="float" office:value="0.08223746" calcext:value-type="float">
            <text:p>0,08223746</text:p>
          </table:table-cell>
          <table:table-cell office:value-type="float" office:value="0.1052121" calcext:value-type="float">
            <text:p>0,1052121</text:p>
          </table:table-cell>
          <table:table-cell office:value-type="float" office:value="0.06686963" calcext:value-type="float">
            <text:p>0,06686963</text:p>
          </table:table-cell>
          <table:table-cell office:value-type="float" office:value="0.1011371" calcext:value-type="float">
            <text:p>0,1011371</text:p>
          </table:table-cell>
          <table:table-cell office:value-type="float" office:value="205" calcext:value-type="float">
            <text:p>205</text:p>
          </table:table-cell>
          <table:table-cell office:value-type="float" office:value="139.9979" calcext:value-type="float">
            <text:p>139,9979</text:p>
          </table:table-cell>
          <table:table-cell office:value-type="float" office:value="0.05260606" calcext:value-type="float">
            <text:p>0,05260606</text:p>
          </table:table-cell>
          <table:table-cell office:value-type="float" office:value="126.2143" calcext:value-type="float">
            <text:p>126,2143</text:p>
          </table:table-cell>
          <table:table-cell office:value-type="float" office:value="155.2869" calcext:value-type="float">
            <text:p>155,2869</text:p>
          </table:table-cell>
          <table:table-cell office:value-type="float" office:value="205" calcext:value-type="float">
            <text:p>205</text:p>
          </table:table-cell>
          <table:table-cell office:value-type="float" office:value="2338.765" calcext:value-type="float">
            <text:p>2338,765</text:p>
          </table:table-cell>
          <table:table-cell office:value-type="float" office:value="2345.372" calcext:value-type="float">
            <text:p>2345,372</text:p>
          </table:table-cell>
          <table:table-cell office:value-type="float" office:value="-1167.353" calcext:value-type="float">
            <text:p>-1167,353</text:p>
          </table:table-cell>
          <table:table-cell table:style-name="ce3" office:value-type="float" office:value="0.663388" calcext:value-type="float">
            <text:p>0,663388</text:p>
          </table:table-cell>
          <table:table-cell table:number-columns-repeated="2" office:value-type="float" office:value="0.6" calcext:value-type="float">
            <text:p>0,6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0.707" calcext:value-type="float">
            <text:p>2340,707</text:p>
          </table:table-cell>
          <table:table-cell office:value-type="float" office:value="1" calcext:value-type="float">
            <text:p>1</text:p>
          </table:table-cell>
          <table:table-cell office:value-type="float" office:value="1.654648" calcext:value-type="float">
            <text:p>1,654648</text:p>
          </table:table-cell>
          <table:table-cell office:value-type="float" office:value="2.34082" calcext:value-type="float">
            <text:p>2,34082</text:p>
          </table:table-cell>
          <table:table-cell office:value-type="float" office:value="1.79977" calcext:value-type="float">
            <text:p>1,79977</text:p>
          </table:table-cell>
          <table:table-cell office:value-type="float" office:value="9.927889" calcext:value-type="float">
            <text:p>9,927889</text:p>
          </table:table-cell>
          <table:table-cell office:value-type="float" office:value="23.96511" calcext:value-type="float">
            <text:p>23,96511</text:p>
          </table:table-cell>
          <table:table-cell office:value-type="float" office:value="28.82581" calcext:value-type="float">
            <text:p>28,8258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3.2911" calcext:value-type="float">
            <text:p>103,2911</text:p>
          </table:table-cell>
          <table:table-cell office:value-type="float" office:value="3.715686" calcext:value-type="float">
            <text:p>3,715686</text:p>
          </table:table-cell>
          <table:table-cell office:value-type="float" office:value="0.3576427" calcext:value-type="float">
            <text:p>0,3576427</text:p>
          </table:table-cell>
          <table:table-cell office:value-type="float" office:value="0.1355074" calcext:value-type="float">
            <text:p>0,1355074</text:p>
          </table:table-cell>
          <table:table-cell office:value-type="float" office:value="0.2742493" calcext:value-type="float">
            <text:p>0,2742493</text:p>
          </table:table-cell>
          <table:table-cell office:value-type="float" office:value="0.4663944" calcext:value-type="float">
            <text:p>0,4663944</text:p>
          </table:table-cell>
          <table:table-cell office:value-type="float" office:value="288.2811" calcext:value-type="float">
            <text:p>288,2811</text:p>
          </table:table-cell>
          <table:table-cell office:value-type="float" office:value="0.3576427" calcext:value-type="float">
            <text:p>0,357642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355074" calcext:value-type="float">
            <text:p>0,1355074</text:p>
          </table:table-cell>
          <table:table-cell office:value-type="float" office:value="0.2742493" calcext:value-type="float">
            <text:p>0,2742493</text:p>
          </table:table-cell>
          <table:table-cell office:value-type="float" office:value="0.4663944" calcext:value-type="float">
            <text:p>0,4663944</text:p>
          </table:table-cell>
          <table:table-cell office:value-type="float" office:value="288.2811" calcext:value-type="float">
            <text:p>288,2811</text:p>
          </table:table-cell>
          <table:table-cell office:value-type="float" office:value="858" calcext:value-type="float">
            <text:p>858</text:p>
          </table:table-cell>
          <table:table-cell office:value-type="float" office:value="0.1355074" calcext:value-type="float">
            <text:p>0,1355074</text:p>
          </table:table-cell>
          <table:table-cell office:value-type="float" office:value="658" calcext:value-type="float">
            <text:p>658</text:p>
          </table:table-cell>
          <table:table-cell office:value-type="float" office:value="1119" calcext:value-type="float">
            <text:p>1119</text:p>
          </table:table-cell>
          <table:table-cell office:value-type="float" office:value="288.2811" calcext:value-type="float">
            <text:p>288,2811</text:p>
          </table:table-cell>
          <table:table-cell office:value-type="float" office:value="0.4666127691503" calcext:value-type="float">
            <text:p>0,4666127691503</text:p>
          </table:table-cell>
          <table:table-cell office:value-type="float" office:value="0.472749765420359" calcext:value-type="float">
            <text:p>0,472749765420359</text:p>
          </table:table-cell>
          <table:table-cell office:value-type="float" office:value="0.480701913802195" calcext:value-type="float">
            <text:p>0,480701913802195</text:p>
          </table:table-cell>
          <table:table-cell office:value-type="float" office:value="0.346322692866333" calcext:value-type="float">
            <text:p>0,346322692866333</text:p>
          </table:table-cell>
          <table:table-cell office:value-type="float" office:value="0.498217961078827" calcext:value-type="float">
            <text:p>0,498217961078827</text:p>
          </table:table-cell>
          <table:table-cell office:value-type="float" office:value="0.508090609867096" calcext:value-type="float">
            <text:p>0,508090609867096</text:p>
          </table:table-cell>
          <table:table-cell table:number-columns-repeated="1628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ylvia atricapilla</text:p>
          </table:table-cell>
          <table:table-cell table:style-name="ce2" office:value-type="string" calcext:value-type="string">
            <text:p>a+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mn</text:p>
          </table:table-cell>
          <table:table-cell table:style-name="ce2" office:value-type="string" calcext:value-type="string">
            <text:p>SylvAtri-ab-m-5mn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4"/>
          <table:table-cell table:style-name="ce3" office:value-type="float" office:value="2" calcext:value-type="float">
            <text:p>2</text:p>
          </table:table-cell>
          <table:table-cell table:style-name="ce7" office:value-type="date" office:date-value="2024-04-04T21:44:46.28" calcext:value-type="date">
            <text:p>2024-04-04 21:44:46</text:p>
          </table:table-cell>
          <table:table-cell office:value-type="float" office:value="0.756752" calcext:value-type="float">
            <text:p>0,756752</text:p>
          </table:table-cell>
          <table:table-cell table:style-name="ce2" office:value-type="string" calcext:value-type="string">
            <text:p>SylvAtri-ab-m-5mn-haz-cos-403ja14t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70.073" calcext:value-type="float">
            <text:p>2870,073</text:p>
          </table:table-cell>
          <table:table-cell table:style-name="ce4" office:value-type="float" office:value="0.00002139807" calcext:value-type="float">
            <text:p>0,00002139807</text:p>
          </table:table-cell>
          <table:table-cell office:value-type="float" office:value="0.004318774" calcext:value-type="float">
            <text:p>0,004318774</text:p>
          </table:table-cell>
          <table:table-cell office:value-type="float" office:value="0.0002317429" calcext:value-type="float">
            <text:p>0,0002317429</text:p>
          </table:table-cell>
          <table:table-cell office:value-type="float" office:value="0.00002139807" calcext:value-type="float">
            <text:p>0,00002139807</text:p>
          </table:table-cell>
          <table:table-cell office:value-type="float" office:value="0.0001334272" calcext:value-type="float">
            <text:p>0,0001334272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001122903" calcext:value-type="float">
            <text:p>0,0001122903</text:p>
          </table:table-cell>
          <table:table-cell office:value-type="float" office:value="0.0001585427" calcext:value-type="float">
            <text:p>0,0001585427</text:p>
          </table:table-cell>
          <table:table-cell office:value-type="float" office:value="259" calcext:value-type="float">
            <text:p>259</text:p>
          </table:table-cell>
          <table:table-cell office:value-type="float" office:value="0.06289443" calcext:value-type="float">
            <text:p>0,06289443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5293102" calcext:value-type="float">
            <text:p>0,05293102</text:p>
          </table:table-cell>
          <table:table-cell office:value-type="float" office:value="0.07473329" calcext:value-type="float">
            <text:p>0,07473329</text:p>
          </table:table-cell>
          <table:table-cell office:value-type="float" office:value="259" calcext:value-type="float">
            <text:p>259</text:p>
          </table:table-cell>
          <table:table-cell office:value-type="float" office:value="122.4314" calcext:value-type="float">
            <text:p>122,4314</text:p>
          </table:table-cell>
          <table:table-cell office:value-type="float" office:value="0.04387628" calcext:value-type="float">
            <text:p>0,04387628</text:p>
          </table:table-cell>
          <table:table-cell office:value-type="float" office:value="112.3021" calcext:value-type="float">
            <text:p>112,3021</text:p>
          </table:table-cell>
          <table:table-cell office:value-type="float" office:value="133.4743" calcext:value-type="float">
            <text:p>133,4743</text:p>
          </table:table-cell>
          <table:table-cell office:value-type="float" office:value="259" calcext:value-type="float">
            <text:p>259</text:p>
          </table:table-cell>
          <table:table-cell office:value-type="float" office:value="2870.12" calcext:value-type="float">
            <text:p>2870,12</text:p>
          </table:table-cell>
          <table:table-cell office:value-type="float" office:value="2877.202" calcext:value-type="float">
            <text:p>2877,202</text:p>
          </table:table-cell>
          <table:table-cell office:value-type="float" office:value="-1433.036" calcext:value-type="float">
            <text:p>-1433,036</text:p>
          </table:table-cell>
          <table:table-cell table:style-name="ce3" office:value-type="float" office:value="0.6021008" calcext:value-type="float">
            <text:p>0,602100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2.073" calcext:value-type="float">
            <text:p>2872,073</text:p>
          </table:table-cell>
          <table:table-cell office:value-type="float" office:value="1" calcext:value-type="float">
            <text:p>1</text:p>
          </table:table-cell>
          <table:table-cell office:value-type="float" office:value="2.937908" calcext:value-type="float">
            <text:p>2,937908</text:p>
          </table:table-cell>
          <table:table-cell office:value-type="float" office:value="2.978181" calcext:value-type="float">
            <text:p>2,978181</text:p>
          </table:table-cell>
          <table:table-cell office:value-type="float" office:value="2.835873" calcext:value-type="float">
            <text:p>2,835873</text:p>
          </table:table-cell>
          <table:table-cell office:value-type="float" office:value="18.90978" calcext:value-type="float">
            <text:p>18,90978</text:p>
          </table:table-cell>
          <table:table-cell office:value-type="float" office:value="35.17652" calcext:value-type="float">
            <text:p>35,17652</text:p>
          </table:table-cell>
          <table:table-cell office:value-type="float" office:value="53.57235" calcext:value-type="float">
            <text:p>53,5723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2.10918" calcext:value-type="float">
            <text:p>92,10918</text:p>
          </table:table-cell>
          <table:table-cell office:value-type="float" office:value="3.919727" calcext:value-type="float">
            <text:p>3,919727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700" calcext:value-type="float">
            <text:p>700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552" calcext:value-type="float">
            <text:p>552</text:p>
          </table:table-cell>
          <table:table-cell office:value-type="float" office:value="888" calcext:value-type="float">
            <text:p>888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179677632377662" calcext:value-type="float">
            <text:p>0,179677632377662</text:p>
          </table:table-cell>
          <table:table-cell office:value-type="float" office:value="0.205851179776318" calcext:value-type="float">
            <text:p>0,205851179776318</text:p>
          </table:table-cell>
          <table:table-cell office:value-type="float" office:value="0.209037569974913" calcext:value-type="float">
            <text:p>0,209037569974913</text:p>
          </table:table-cell>
          <table:table-cell office:value-type="float" office:value="0.0753195488312428" calcext:value-type="float">
            <text:p>0,0753195488312428</text:p>
          </table:table-cell>
          <table:table-cell office:value-type="float" office:value="0.23511144820889" calcext:value-type="float">
            <text:p>0,23511144820889</text:p>
          </table:table-cell>
          <table:table-cell office:value-type="float" office:value="0.244043579974436" calcext:value-type="float">
            <text:p>0,244043579974436</text:p>
          </table:table-cell>
          <table:table-cell table:number-columns-repeated="1628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ylvia atricapilla</text:p>
          </table:table-cell>
          <table:table-cell table:style-name="ce2" office:value-type="string" calcext:value-type="string">
            <text:p>a+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0mn</text:p>
          </table:table-cell>
          <table:table-cell table:style-name="ce2" office:value-type="string" calcext:value-type="string">
            <text:p>SylvAtri-ab-m-10mn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4"/>
          <table:table-cell table:style-name="ce3" office:value-type="float" office:value="2" calcext:value-type="float">
            <text:p>2</text:p>
          </table:table-cell>
          <table:table-cell table:style-name="ce7" office:value-type="date" office:date-value="2024-04-04T21:44:46.43" calcext:value-type="date">
            <text:p>2024-04-04 21:44:46</text:p>
          </table:table-cell>
          <table:table-cell office:value-type="float" office:value="0.868096" calcext:value-type="float">
            <text:p>0,868096</text:p>
          </table:table-cell>
          <table:table-cell table:style-name="ce2" office:value-type="string" calcext:value-type="string">
            <text:p>SylvAtri-ab-m-10mn-haz-cos-vgdwfgsx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48.866" calcext:value-type="float">
            <text:p>4348,866</text:p>
          </table:table-cell>
          <table:table-cell table:style-name="ce4" office:value-type="float" office:value="0.003969252" calcext:value-type="float">
            <text:p>0,003969252</text:p>
          </table:table-cell>
          <table:table-cell office:value-type="float" office:value="0.1162215" calcext:value-type="float">
            <text:p>0,1162215</text:p>
          </table:table-cell>
          <table:table-cell office:value-type="float" office:value="0.01354569" calcext:value-type="float">
            <text:p>0,01354569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0001123162" calcext:value-type="float">
            <text:p>0,0001123162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000974612" calcext:value-type="float">
            <text:p>0,0000974612</text:p>
          </table:table-cell>
          <table:table-cell office:value-type="float" office:value="0.0001294354" calcext:value-type="float">
            <text:p>0,0001294354</text:p>
          </table:table-cell>
          <table:table-cell office:value-type="float" office:value="386" calcext:value-type="float">
            <text:p>386</text:p>
          </table:table-cell>
          <table:table-cell office:value-type="float" office:value="0.06808469" calcext:value-type="float">
            <text:p>0,06808469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5907977" calcext:value-type="float">
            <text:p>0,05907977</text:p>
          </table:table-cell>
          <table:table-cell office:value-type="float" office:value="0.07846214" calcext:value-type="float">
            <text:p>0,07846214</text:p>
          </table:table-cell>
          <table:table-cell office:value-type="float" office:value="386" calcext:value-type="float">
            <text:p>386</text:p>
          </table:table-cell>
          <table:table-cell office:value-type="float" office:value="133.4424" calcext:value-type="float">
            <text:p>133,4424</text:p>
          </table:table-cell>
          <table:table-cell office:value-type="float" office:value="0.03612393" calcext:value-type="float">
            <text:p>0,03612393</text:p>
          </table:table-cell>
          <table:table-cell office:value-type="float" office:value="124.2963" calcext:value-type="float">
            <text:p>124,2963</text:p>
          </table:table-cell>
          <table:table-cell office:value-type="float" office:value="143.2614" calcext:value-type="float">
            <text:p>143,2614</text:p>
          </table:table-cell>
          <table:table-cell office:value-type="float" office:value="386" calcext:value-type="float">
            <text:p>386</text:p>
          </table:table-cell>
          <table:table-cell office:value-type="float" office:value="4348.897" calcext:value-type="float">
            <text:p>4348,897</text:p>
          </table:table-cell>
          <table:table-cell office:value-type="float" office:value="4356.788" calcext:value-type="float">
            <text:p>4356,788</text:p>
          </table:table-cell>
          <table:table-cell office:value-type="float" office:value="-2172.433" calcext:value-type="float">
            <text:p>-2172,433</text:p>
          </table:table-cell>
          <table:table-cell table:style-name="ce3" office:value-type="float" office:value="0.6298499" calcext:value-type="float">
            <text:p>0,6298499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0.866" calcext:value-type="float">
            <text:p>4350,866</text:p>
          </table:table-cell>
          <table:table-cell office:value-type="float" office:value="1" calcext:value-type="float">
            <text:p>1</text:p>
          </table:table-cell>
          <table:table-cell office:value-type="float" office:value="1.462845" calcext:value-type="float">
            <text:p>1,462845</text:p>
          </table:table-cell>
          <table:table-cell office:value-type="float" office:value="1.885604" calcext:value-type="float">
            <text:p>1,885604</text:p>
          </table:table-cell>
          <table:table-cell office:value-type="float" office:value="1.785336" calcext:value-type="float">
            <text:p>1,785336</text:p>
          </table:table-cell>
          <table:table-cell office:value-type="float" office:value="14.17539" calcext:value-type="float">
            <text:p>14,17539</text:p>
          </table:table-cell>
          <table:table-cell office:value-type="float" office:value="29.57599" calcext:value-type="float">
            <text:p>29,57599</text:p>
          </table:table-cell>
          <table:table-cell office:value-type="float" office:value="46.39332" calcext:value-type="float">
            <text:p>46,393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9.72136" calcext:value-type="float">
            <text:p>99,72136</text:p>
          </table:table-cell>
          <table:table-cell office:value-type="float" office:value="3.850964" calcext:value-type="float">
            <text:p>3,850964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876" calcext:value-type="float">
            <text:p>876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718" calcext:value-type="float">
            <text:p>718</text:p>
          </table:table-cell>
          <table:table-cell office:value-type="float" office:value="1068" calcext:value-type="float">
            <text:p>1068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8845427485552" calcext:value-type="float">
            <text:p>0,368845427485552</text:p>
          </table:table-cell>
          <table:table-cell office:value-type="float" office:value="0.387987210416171" calcext:value-type="float">
            <text:p>0,387987210416171</text:p>
          </table:table-cell>
          <table:table-cell office:value-type="float" office:value="0.392940578426297" calcext:value-type="float">
            <text:p>0,392940578426297</text:p>
          </table:table-cell>
          <table:table-cell office:value-type="float" office:value="0.235825912567483" calcext:value-type="float">
            <text:p>0,235825912567483</text:p>
          </table:table-cell>
          <table:table-cell office:value-type="float" office:value="0.414089938693174" calcext:value-type="float">
            <text:p>0,414089938693174</text:p>
          </table:table-cell>
          <table:table-cell office:value-type="float" office:value="0.430954612957021" calcext:value-type="float">
            <text:p>0,430954612957021</text:p>
          </table:table-cell>
          <table:table-cell table:number-columns-repeated="1628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urdus merul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mn</text:p>
          </table:table-cell>
          <table:table-cell table:style-name="ce2" office:value-type="string" calcext:value-type="string">
            <text:p>TurdMeru-b-m-5mn</text:p>
          </table:table-cell>
          <table:table-cell office:value-type="float" office:value="131" calcext:value-type="float">
            <text:p>1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4"/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2024-04-04T21:44:47.46" calcext:value-type="date">
            <text:p>2024-04-04 21:44:47</text:p>
          </table:table-cell>
          <table:table-cell office:value-type="float" office:value="0.549405" calcext:value-type="float">
            <text:p>0,549405</text:p>
          </table:table-cell>
          <table:table-cell table:style-name="ce2" office:value-type="string" calcext:value-type="string">
            <text:p>TurdMeru-b-m-5mn-nex-cos-bfydabh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.393617" calcext:value-type="float">
            <text:p>1,393617</text:p>
          </table:table-cell>
          <table:table-cell office:value-type="float" office:value="0.09350204" calcext:value-type="float">
            <text:p>0,09350204</text:p>
          </table:table-cell>
          <table:table-cell office:value-type="float" office:value="1.157925" calcext:value-type="float">
            <text:p>1,157925</text:p>
          </table:table-cell>
          <table:table-cell office:value-type="float" office:value="1.677283" calcext:value-type="float">
            <text:p>1,67728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9.477" calcext:value-type="float">
            <text:p>1579,477</text:p>
          </table:table-cell>
          <table:table-cell table:style-name="ce3" office:value-type="float" office:value="0.2868836" calcext:value-type="float">
            <text:p>0,2868836</text:p>
          </table:table-cell>
          <table:table-cell office:value-type="float" office:value="0.6866912" calcext:value-type="float">
            <text:p>0,6866912</text:p>
          </table:table-cell>
          <table:table-cell office:value-type="float" office:value="0.8983443" calcext:value-type="float">
            <text:p>0,8983443</text:p>
          </table:table-cell>
          <table:table-cell office:value-type="float" office:value="0.2868836" calcext:value-type="float">
            <text:p>0,2868836</text:p>
          </table:table-cell>
          <table:table-cell office:value-type="float" office:value="0.0001318187" calcext:value-type="float">
            <text:p>0,0001318187</text:p>
          </table:table-cell>
          <table:table-cell office:value-type="float" office:value="0.1292641" calcext:value-type="float">
            <text:p>0,1292641</text:p>
          </table:table-cell>
          <table:table-cell office:value-type="float" office:value="0.0001021817" calcext:value-type="float">
            <text:p>0,0001021817</text:p>
          </table:table-cell>
          <table:table-cell office:value-type="float" office:value="0.0001700516" calcext:value-type="float">
            <text:p>0,0001700516</text:p>
          </table:table-cell>
          <table:table-cell office:value-type="float" office:value="130" calcext:value-type="float">
            <text:p>130</text:p>
          </table:table-cell>
          <table:table-cell office:value-type="float" office:value="0.02975114" calcext:value-type="float">
            <text:p>0,02975114</text:p>
          </table:table-cell>
          <table:table-cell office:value-type="float" office:value="0.1292641" calcext:value-type="float">
            <text:p>0,1292641</text:p>
          </table:table-cell>
          <table:table-cell office:value-type="float" office:value="0.02306215" calcext:value-type="float">
            <text:p>0,02306215</text:p>
          </table:table-cell>
          <table:table-cell office:value-type="float" office:value="0.03838022" calcext:value-type="float">
            <text:p>0,03838022</text:p>
          </table:table-cell>
          <table:table-cell office:value-type="float" office:value="130" calcext:value-type="float">
            <text:p>130</text:p>
          </table:table-cell>
          <table:table-cell office:value-type="float" office:value="123.1761" calcext:value-type="float">
            <text:p>123,1761</text:p>
          </table:table-cell>
          <table:table-cell office:value-type="float" office:value="0.06463204" calcext:value-type="float">
            <text:p>0,06463204</text:p>
          </table:table-cell>
          <table:table-cell office:value-type="float" office:value="108.4058" calcext:value-type="float">
            <text:p>108,4058</text:p>
          </table:table-cell>
          <table:table-cell office:value-type="float" office:value="139.9589" calcext:value-type="float">
            <text:p>139,9589</text:p>
          </table:table-cell>
          <table:table-cell office:value-type="float" office:value="130" calcext:value-type="float">
            <text:p>130</text:p>
          </table:table-cell>
          <table:table-cell office:value-type="float" office:value="1579.508" calcext:value-type="float">
            <text:p>1579,508</text:p>
          </table:table-cell>
          <table:table-cell office:value-type="float" office:value="1582.352" calcext:value-type="float">
            <text:p>1582,352</text:p>
          </table:table-cell>
          <table:table-cell office:value-type="float" office:value="-788.7383" calcext:value-type="float">
            <text:p>-788,7383</text:p>
          </table:table-cell>
          <table:table-cell table:style-name="ce3" office:value-type="float" office:value="0.3816087" calcext:value-type="float">
            <text:p>0,3816087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1.477" calcext:value-type="float">
            <text:p>1581,477</text:p>
          </table:table-cell>
          <table:table-cell office:value-type="float" office:value="1" calcext:value-type="float">
            <text:p>1</text:p>
          </table:table-cell>
          <table:table-cell office:value-type="float" office:value="0.5498409" calcext:value-type="float">
            <text:p>0,5498409</text:p>
          </table:table-cell>
          <table:table-cell office:value-type="float" office:value="0.5520127" calcext:value-type="float">
            <text:p>0,5520127</text:p>
          </table:table-cell>
          <table:table-cell office:value-type="float" office:value="1.207226" calcext:value-type="float">
            <text:p>1,207226</text:p>
          </table:table-cell>
          <table:table-cell office:value-type="float" office:value="2.267506" calcext:value-type="float">
            <text:p>2,267506</text:p>
          </table:table-cell>
          <table:table-cell office:value-type="float" office:value="2.852037" calcext:value-type="float">
            <text:p>2,852037</text:p>
          </table:table-cell>
          <table:table-cell office:value-type="float" office:value="13.09932" calcext:value-type="float">
            <text:p>13,099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7.1977" calcext:value-type="float">
            <text:p>87,1977</text:p>
          </table:table-cell>
          <table:table-cell table:style-name="ce8"/>
          <table:table-cell office:value-type="float" office:value="0.2923752" calcext:value-type="float">
            <text:p>0,2923752</text:p>
          </table:table-cell>
          <table:table-cell office:value-type="float" office:value="0.1595363" calcext:value-type="float">
            <text:p>0,1595363</text:p>
          </table:table-cell>
          <table:table-cell office:value-type="float" office:value="0.2139156" calcext:value-type="float">
            <text:p>0,2139156</text:p>
          </table:table-cell>
          <table:table-cell office:value-type="float" office:value="0.399612" calcext:value-type="float">
            <text:p>0,399612</text:p>
          </table:table-cell>
          <table:table-cell office:value-type="float" office:value="218.1469" calcext:value-type="float">
            <text:p>218,1469</text:p>
          </table:table-cell>
          <table:table-cell office:value-type="float" office:value="0.2923752" calcext:value-type="float">
            <text:p>0,292375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595363" calcext:value-type="float">
            <text:p>0,1595363</text:p>
          </table:table-cell>
          <table:table-cell office:value-type="float" office:value="0.2139156" calcext:value-type="float">
            <text:p>0,2139156</text:p>
          </table:table-cell>
          <table:table-cell office:value-type="float" office:value="0.399612" calcext:value-type="float">
            <text:p>0,399612</text:p>
          </table:table-cell>
          <table:table-cell office:value-type="float" office:value="218.1469" calcext:value-type="float">
            <text:p>218,1469</text:p>
          </table:table-cell>
          <table:table-cell office:value-type="float" office:value="702" calcext:value-type="float">
            <text:p>702</text:p>
          </table:table-cell>
          <table:table-cell office:value-type="float" office:value="0.1595363" calcext:value-type="float">
            <text:p>0,1595363</text:p>
          </table:table-cell>
          <table:table-cell office:value-type="float" office:value="513" calcext:value-type="float">
            <text:p>513</text:p>
          </table:table-cell>
          <table:table-cell office:value-type="float" office:value="959" calcext:value-type="float">
            <text:p>959</text:p>
          </table:table-cell>
          <table:table-cell office:value-type="float" office:value="218.1469" calcext:value-type="float">
            <text:p>218,1469</text:p>
          </table:table-cell>
          <table:table-cell office:value-type="float" office:value="0.616580845483283" calcext:value-type="float">
            <text:p>0,616580845483283</text:p>
          </table:table-cell>
          <table:table-cell office:value-type="float" office:value="0.478836982743512" calcext:value-type="float">
            <text:p>0,478836982743512</text:p>
          </table:table-cell>
          <table:table-cell office:value-type="float" office:value="0.487276002191406" calcext:value-type="float">
            <text:p>0,487276002191406</text:p>
          </table:table-cell>
          <table:table-cell office:value-type="float" office:value="0.459421978403275" calcext:value-type="float">
            <text:p>0,459421978403275</text:p>
          </table:table-cell>
          <table:table-cell office:value-type="float" office:value="0.474219958583715" calcext:value-type="float">
            <text:p>0,474219958583715</text:p>
          </table:table-cell>
          <table:table-cell office:value-type="float" office:value="0.506579317947507" calcext:value-type="float">
            <text:p>0,506579317947507</text:p>
          </table:table-cell>
          <table:table-cell table:number-columns-repeated="1628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Turdus merul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0mn</text:p>
          </table:table-cell>
          <table:table-cell table:style-name="ce2" office:value-type="string" calcext:value-type="string">
            <text:p>TurdMeru-b-m-10mn</text:p>
          </table:table-cell>
          <table:table-cell office:value-type="float" office:value="220" calcext:value-type="float">
            <text:p>22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4"/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2024-04-04T21:44:47.79" calcext:value-type="date">
            <text:p>2024-04-04 21:44:47</text:p>
          </table:table-cell>
          <table:table-cell office:value-type="float" office:value="0.419789" calcext:value-type="float">
            <text:p>0,419789</text:p>
          </table:table-cell>
          <table:table-cell table:style-name="ce2" office:value-type="string" calcext:value-type="string">
            <text:p>TurdMeru-b-m-10mn-nex-cos-dqwkobyf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.340425" calcext:value-type="float">
            <text:p>2,340425</text:p>
          </table:table-cell>
          <table:table-cell office:value-type="float" office:value="0.06317385" calcext:value-type="float">
            <text:p>0,06317385</text:p>
          </table:table-cell>
          <table:table-cell office:value-type="float" office:value="2.064745" calcext:value-type="float">
            <text:p>2,064745</text:p>
          </table:table-cell>
          <table:table-cell office:value-type="float" office:value="2.652914" calcext:value-type="float">
            <text:p>2,65291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2.004" calcext:value-type="float">
            <text:p>2682,004</text:p>
          </table:table-cell>
          <table:table-cell table:style-name="ce3" office:value-type="float" office:value="0.6773722" calcext:value-type="float">
            <text:p>0,6773722</text:p>
          </table:table-cell>
          <table:table-cell office:value-type="float" office:value="0.6926192" calcext:value-type="float">
            <text:p>0,6926192</text:p>
          </table:table-cell>
          <table:table-cell office:value-type="float" office:value="0.6384943" calcext:value-type="float">
            <text:p>0,6384943</text:p>
          </table:table-cell>
          <table:table-cell office:value-type="float" office:value="0.6773722" calcext:value-type="float">
            <text:p>0,6773722</text:p>
          </table:table-cell>
          <table:table-cell office:value-type="float" office:value="0.0001231793" calcext:value-type="float">
            <text:p>0,0001231793</text:p>
          </table:table-cell>
          <table:table-cell office:value-type="float" office:value="0.08840054" calcext:value-type="float">
            <text:p>0,08840054</text:p>
          </table:table-cell>
          <table:table-cell office:value-type="float" office:value="0.000103519" calcext:value-type="float">
            <text:p>0,000103519</text:p>
          </table:table-cell>
          <table:table-cell office:value-type="float" office:value="0.0001465734" calcext:value-type="float">
            <text:p>0,0001465734</text:p>
          </table:table-cell>
          <table:table-cell office:value-type="float" office:value="219" calcext:value-type="float">
            <text:p>219</text:p>
          </table:table-cell>
          <table:table-cell office:value-type="float" office:value="0.02628164" calcext:value-type="float">
            <text:p>0,02628164</text:p>
          </table:table-cell>
          <table:table-cell office:value-type="float" office:value="0.08840053" calcext:value-type="float">
            <text:p>0,08840053</text:p>
          </table:table-cell>
          <table:table-cell office:value-type="float" office:value="0.0220869" calcext:value-type="float">
            <text:p>0,0220869</text:p>
          </table:table-cell>
          <table:table-cell office:value-type="float" office:value="0.03127303" calcext:value-type="float">
            <text:p>0,03127303</text:p>
          </table:table-cell>
          <table:table-cell office:value-type="float" office:value="219" calcext:value-type="float">
            <text:p>219</text:p>
          </table:table-cell>
          <table:table-cell office:value-type="float" office:value="127.4225" calcext:value-type="float">
            <text:p>127,4225</text:p>
          </table:table-cell>
          <table:table-cell office:value-type="float" office:value="0.04420026" calcext:value-type="float">
            <text:p>0,04420026</text:p>
          </table:table-cell>
          <table:table-cell office:value-type="float" office:value="116.7971" calcext:value-type="float">
            <text:p>116,7971</text:p>
          </table:table-cell>
          <table:table-cell office:value-type="float" office:value="139.0145" calcext:value-type="float">
            <text:p>139,0145</text:p>
          </table:table-cell>
          <table:table-cell office:value-type="float" office:value="219" calcext:value-type="float">
            <text:p>219</text:p>
          </table:table-cell>
          <table:table-cell office:value-type="float" office:value="2682.022" calcext:value-type="float">
            <text:p>2682,022</text:p>
          </table:table-cell>
          <table:table-cell office:value-type="float" office:value="2685.397" calcext:value-type="float">
            <text:p>2685,397</text:p>
          </table:table-cell>
          <table:table-cell office:value-type="float" office:value="-1340.002" calcext:value-type="float">
            <text:p>-1340,002</text:p>
          </table:table-cell>
          <table:table-cell table:style-name="ce5" office:value-type="float" office:value="0.7100232" calcext:value-type="float">
            <text:p>0,7100232</text:p>
          </table:table-cell>
          <table:table-cell table:number-columns-repeated="2" office:value-type="float" office:value="0.8" calcext:value-type="float">
            <text:p>0,8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4.004" calcext:value-type="float">
            <text:p>2684,004</text:p>
          </table:table-cell>
          <table:table-cell office:value-type="float" office:value="1" calcext:value-type="float">
            <text:p>1</text:p>
          </table:table-cell>
          <table:table-cell office:value-type="float" office:value="2.053263" calcext:value-type="float">
            <text:p>2,053263</text:p>
          </table:table-cell>
          <table:table-cell office:value-type="float" office:value="1.781311" calcext:value-type="float">
            <text:p>1,781311</text:p>
          </table:table-cell>
          <table:table-cell office:value-type="float" office:value="1.267737" calcext:value-type="float">
            <text:p>1,267737</text:p>
          </table:table-cell>
          <table:table-cell office:value-type="float" office:value="3.047782" calcext:value-type="float">
            <text:p>3,047782</text:p>
          </table:table-cell>
          <table:table-cell office:value-type="float" office:value="6.986795" calcext:value-type="float">
            <text:p>6,986795</text:p>
          </table:table-cell>
          <table:table-cell office:value-type="float" office:value="12.02188" calcext:value-type="float">
            <text:p>12,0218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0.15874" calcext:value-type="float">
            <text:p>90,15874</text:p>
          </table:table-cell>
          <table:table-cell table:style-name="ce8"/>
          <table:table-cell office:value-type="float" office:value="0.4588308" calcext:value-type="float">
            <text:p>0,4588308</text:p>
          </table:table-cell>
          <table:table-cell office:value-type="float" office:value="0.1086535" calcext:value-type="float">
            <text:p>0,1086535</text:p>
          </table:table-cell>
          <table:table-cell office:value-type="float" office:value="0.3707455" calcext:value-type="float">
            <text:p>0,3707455</text:p>
          </table:table-cell>
          <table:table-cell office:value-type="float" office:value="0.5678443" calcext:value-type="float">
            <text:p>0,5678443</text:p>
          </table:table-cell>
          <table:table-cell office:value-type="float" office:value="309.6349" calcext:value-type="float">
            <text:p>309,6349</text:p>
          </table:table-cell>
          <table:table-cell office:value-type="float" office:value="0.4588308" calcext:value-type="float">
            <text:p>0,458830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086535" calcext:value-type="float">
            <text:p>0,1086535</text:p>
          </table:table-cell>
          <table:table-cell office:value-type="float" office:value="0.3707455" calcext:value-type="float">
            <text:p>0,3707455</text:p>
          </table:table-cell>
          <table:table-cell office:value-type="float" office:value="0.5678443" calcext:value-type="float">
            <text:p>0,5678443</text:p>
          </table:table-cell>
          <table:table-cell office:value-type="float" office:value="309.6349" calcext:value-type="float">
            <text:p>309,6349</text:p>
          </table:table-cell>
          <table:table-cell office:value-type="float" office:value="1101" calcext:value-type="float">
            <text:p>1101</text:p>
          </table:table-cell>
          <table:table-cell office:value-type="float" office:value="0.1086535" calcext:value-type="float">
            <text:p>0,1086535</text:p>
          </table:table-cell>
          <table:table-cell office:value-type="float" office:value="890" calcext:value-type="float">
            <text:p>890</text:p>
          </table:table-cell>
          <table:table-cell office:value-type="float" office:value="1363" calcext:value-type="float">
            <text:p>1363</text:p>
          </table:table-cell>
          <table:table-cell office:value-type="float" office:value="309.6349" calcext:value-type="float">
            <text:p>309,6349</text:p>
          </table:table-cell>
          <table:table-cell office:value-type="float" office:value="0.828147723723978" calcext:value-type="float">
            <text:p>0,828147723723978</text:p>
          </table:table-cell>
          <table:table-cell office:value-type="float" office:value="0.628372595429876" calcext:value-type="float">
            <text:p>0,628372595429876</text:p>
          </table:table-cell>
          <table:table-cell office:value-type="float" office:value="0.637083769957288" calcext:value-type="float">
            <text:p>0,637083769957288</text:p>
          </table:table-cell>
          <table:table-cell office:value-type="float" office:value="0.641439236801707" calcext:value-type="float">
            <text:p>0,641439236801707</text:p>
          </table:table-cell>
          <table:table-cell office:value-type="float" office:value="0.644803235199809" calcext:value-type="float">
            <text:p>0,644803235199809</text:p>
          </table:table-cell>
          <table:table-cell office:value-type="float" office:value="0.660501585347931" calcext:value-type="float">
            <text:p>0,660501585347931</text:p>
          </table:table-cell>
          <table:table-cell table:number-columns-repeated="1628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Turdus merula</text:p>
          </table:table-cell>
          <table:table-cell table:style-name="ce2" office:value-type="string" calcext:value-type="string">
            <text:p>a+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mn</text:p>
          </table:table-cell>
          <table:table-cell table:style-name="ce2" office:value-type="string" calcext:value-type="string">
            <text:p>TurdMeru-ab-m-5mn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4"/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2024-04-04T21:44:48.1" calcext:value-type="date">
            <text:p>2024-04-04 21:44:48</text:p>
          </table:table-cell>
          <table:table-cell office:value-type="float" office:value="0.779511" calcext:value-type="float">
            <text:p>0,779511</text:p>
          </table:table-cell>
          <table:table-cell table:style-name="ce2" office:value-type="string" calcext:value-type="string">
            <text:p>TurdMeru-ab-m-5mn-nex-cos-_s80wtoc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3.426" calcext:value-type="float">
            <text:p>2743,426</text:p>
          </table:table-cell>
          <table:table-cell table:style-name="ce5" office:value-type="float" office:value="0.8010222" calcext:value-type="float">
            <text:p>0,8010222</text:p>
          </table:table-cell>
          <table:table-cell office:value-type="float" office:value="0.8438594" calcext:value-type="float">
            <text:p>0,8438594</text:p>
          </table:table-cell>
          <table:table-cell office:value-type="float" office:value="0.5102618" calcext:value-type="float">
            <text:p>0,5102618</text:p>
          </table:table-cell>
          <table:table-cell office:value-type="float" office:value="0.8010222" calcext:value-type="float">
            <text:p>0,8010222</text:p>
          </table:table-cell>
          <table:table-cell office:value-type="float" office:value="0.0001657632" calcext:value-type="float">
            <text:p>0,0001657632</text:p>
          </table:table-cell>
          <table:table-cell office:value-type="float" office:value="0.09211929" calcext:value-type="float">
            <text:p>0,09211929</text:p>
          </table:table-cell>
          <table:table-cell office:value-type="float" office:value="0.0001383018" calcext:value-type="float">
            <text:p>0,0001383018</text:p>
          </table:table-cell>
          <table:table-cell office:value-type="float" office:value="0.0001986775" calcext:value-type="float">
            <text:p>0,0001986775</text:p>
          </table:table-cell>
          <table:table-cell office:value-type="float" office:value="230" calcext:value-type="float">
            <text:p>230</text:p>
          </table:table-cell>
          <table:table-cell office:value-type="float" office:value="0.02365878" calcext:value-type="float">
            <text:p>0,02365878</text:p>
          </table:table-cell>
          <table:table-cell office:value-type="float" office:value="0.09211928" calcext:value-type="float">
            <text:p>0,09211928</text:p>
          </table:table-cell>
          <table:table-cell office:value-type="float" office:value="0.01973931" calcext:value-type="float">
            <text:p>0,01973931</text:p>
          </table:table-cell>
          <table:table-cell office:value-type="float" office:value="0.02835651" calcext:value-type="float">
            <text:p>0,02835651</text:p>
          </table:table-cell>
          <table:table-cell office:value-type="float" office:value="230" calcext:value-type="float">
            <text:p>230</text:p>
          </table:table-cell>
          <table:table-cell office:value-type="float" office:value="109.8426" calcext:value-type="float">
            <text:p>109,8426</text:p>
          </table:table-cell>
          <table:table-cell office:value-type="float" office:value="0.04605964" calcext:value-type="float">
            <text:p>0,04605964</text:p>
          </table:table-cell>
          <table:table-cell office:value-type="float" office:value="100.3179" calcext:value-type="float">
            <text:p>100,3179</text:p>
          </table:table-cell>
          <table:table-cell office:value-type="float" office:value="120.2717" calcext:value-type="float">
            <text:p>120,2717</text:p>
          </table:table-cell>
          <table:table-cell office:value-type="float" office:value="230" calcext:value-type="float">
            <text:p>230</text:p>
          </table:table-cell>
          <table:table-cell office:value-type="float" office:value="2743.443" calcext:value-type="float">
            <text:p>2743,443</text:p>
          </table:table-cell>
          <table:table-cell office:value-type="float" office:value="2746.868" calcext:value-type="float">
            <text:p>2746,868</text:p>
          </table:table-cell>
          <table:table-cell office:value-type="float" office:value="-1370.713" calcext:value-type="float">
            <text:p>-1370,713</text:p>
          </table:table-cell>
          <table:table-cell table:style-name="ce5" office:value-type="float" office:value="0.9001117" calcext:value-type="float">
            <text:p>0,900111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5.426" calcext:value-type="float">
            <text:p>2745,426</text:p>
          </table:table-cell>
          <table:table-cell office:value-type="float" office:value="1" calcext:value-type="float">
            <text:p>1</text:p>
          </table:table-cell>
          <table:table-cell office:value-type="float" office:value="0.6904538" calcext:value-type="float">
            <text:p>0,6904538</text:p>
          </table:table-cell>
          <table:table-cell office:value-type="float" office:value="0.9984319" calcext:value-type="float">
            <text:p>0,9984319</text:p>
          </table:table-cell>
          <table:table-cell office:value-type="float" office:value="1.003679" calcext:value-type="float">
            <text:p>1,003679</text:p>
          </table:table-cell>
          <table:table-cell office:value-type="float" office:value="2.713422" calcext:value-type="float">
            <text:p>2,713422</text:p>
          </table:table-cell>
          <table:table-cell office:value-type="float" office:value="8.2389" calcext:value-type="float">
            <text:p>8,2389</text:p>
          </table:table-cell>
          <table:table-cell office:value-type="float" office:value="9.452435" calcext:value-type="float">
            <text:p>9,4524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7.69715" calcext:value-type="float">
            <text:p>77,69715</text:p>
          </table:table-cell>
          <table:table-cell table:style-name="ce8"/>
          <table:table-cell office:value-type="float" office:value="0.32075" calcext:value-type="float">
            <text:p>0,32075</text:p>
          </table:table-cell>
          <table:table-cell office:value-type="float" office:value="0.1200648" calcext:value-type="float">
            <text:p>0,1200648</text:p>
          </table:table-cell>
          <table:table-cell office:value-type="float" office:value="0.2534696" calcext:value-type="float">
            <text:p>0,2534696</text:p>
          </table:table-cell>
          <table:table-cell office:value-type="float" office:value="0.4058891" calcext:value-type="float">
            <text:p>0,4058891</text:p>
          </table:table-cell>
          <table:table-cell office:value-type="float" office:value="304.1691" calcext:value-type="float">
            <text:p>304,1691</text:p>
          </table:table-cell>
          <table:table-cell office:value-type="float" office:value="0.32075" calcext:value-type="float">
            <text:p>0,3207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200648" calcext:value-type="float">
            <text:p>0,1200648</text:p>
          </table:table-cell>
          <table:table-cell office:value-type="float" office:value="0.2534696" calcext:value-type="float">
            <text:p>0,2534696</text:p>
          </table:table-cell>
          <table:table-cell office:value-type="float" office:value="0.4058891" calcext:value-type="float">
            <text:p>0,4058891</text:p>
          </table:table-cell>
          <table:table-cell office:value-type="float" office:value="304.1691" calcext:value-type="float">
            <text:p>304,1691</text:p>
          </table:table-cell>
          <table:table-cell office:value-type="float" office:value="770" calcext:value-type="float">
            <text:p>770</text:p>
          </table:table-cell>
          <table:table-cell office:value-type="float" office:value="0.1200648" calcext:value-type="float">
            <text:p>0,1200648</text:p>
          </table:table-cell>
          <table:table-cell office:value-type="float" office:value="608" calcext:value-type="float">
            <text:p>608</text:p>
          </table:table-cell>
          <table:table-cell office:value-type="float" office:value="974" calcext:value-type="float">
            <text:p>974</text:p>
          </table:table-cell>
          <table:table-cell office:value-type="float" office:value="304.1691" calcext:value-type="float">
            <text:p>304,1691</text:p>
          </table:table-cell>
          <table:table-cell office:value-type="float" office:value="0.917142071051915" calcext:value-type="float">
            <text:p>0,917142071051915</text:p>
          </table:table-cell>
          <table:table-cell office:value-type="float" office:value="0.685285341701157" calcext:value-type="float">
            <text:p>0,685285341701157</text:p>
          </table:table-cell>
          <table:table-cell office:value-type="float" office:value="0.695789925647437" calcext:value-type="float">
            <text:p>0,695789925647437</text:p>
          </table:table-cell>
          <table:table-cell office:value-type="float" office:value="0.706763975203824" calcext:value-type="float">
            <text:p>0,706763975203824</text:p>
          </table:table-cell>
          <table:table-cell office:value-type="float" office:value="0.715982468918995" calcext:value-type="float">
            <text:p>0,715982468918995</text:p>
          </table:table-cell>
          <table:table-cell office:value-type="float" office:value="0.711116483796317" calcext:value-type="float">
            <text:p>0,711116483796317</text:p>
          </table:table-cell>
          <table:table-cell table:number-columns-repeated="1628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Turdus merula</text:p>
          </table:table-cell>
          <table:table-cell table:style-name="ce2" office:value-type="string" calcext:value-type="string">
            <text:p>a+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0mn</text:p>
          </table:table-cell>
          <table:table-cell table:style-name="ce2" office:value-type="string" calcext:value-type="string">
            <text:p>TurdMeru-ab-m-10mn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4"/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2024-04-04T21:44:48.82" calcext:value-type="date">
            <text:p>2024-04-04 21:44:48</text:p>
          </table:table-cell>
          <table:table-cell office:value-type="float" office:value="0.818812" calcext:value-type="float">
            <text:p>0,818812</text:p>
          </table:table-cell>
          <table:table-cell table:style-name="ce2" office:value-type="string" calcext:value-type="string">
            <text:p>TurdMeru-ab-m-10mn-nex-cos-vunk_m1e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95.853" calcext:value-type="float">
            <text:p>4795,853</text:p>
          </table:table-cell>
          <table:table-cell table:style-name="ce3" office:value-type="float" office:value="0.3293376" calcext:value-type="float">
            <text:p>0,3293376</text:p>
          </table:table-cell>
          <table:table-cell office:value-type="float" office:value="0.5805715" calcext:value-type="float">
            <text:p>0,5805715</text:p>
          </table:table-cell>
          <table:table-cell office:value-type="float" office:value="0.5326" calcext:value-type="float">
            <text:p>0,5326</text:p>
          </table:table-cell>
          <table:table-cell office:value-type="float" office:value="0.3293376" calcext:value-type="float">
            <text:p>0,3293376</text:p>
          </table:table-cell>
          <table:table-cell office:value-type="float" office:value="0.0001478092" calcext:value-type="float">
            <text:p>0,0001478092</text:p>
          </table:table-cell>
          <table:table-cell office:value-type="float" office:value="0.06581499" calcext:value-type="float">
            <text:p>0,06581499</text:p>
          </table:table-cell>
          <table:table-cell office:value-type="float" office:value="0.0001298883" calcext:value-type="float">
            <text:p>0,0001298883</text:p>
          </table:table-cell>
          <table:table-cell office:value-type="float" office:value="0.0001682028" calcext:value-type="float">
            <text:p>0,0001682028</text:p>
          </table:table-cell>
          <table:table-cell office:value-type="float" office:value="399" calcext:value-type="float">
            <text:p>399</text:p>
          </table:table-cell>
          <table:table-cell office:value-type="float" office:value="0.02190224" calcext:value-type="float">
            <text:p>0,02190224</text:p>
          </table:table-cell>
          <table:table-cell office:value-type="float" office:value="0.06581499" calcext:value-type="float">
            <text:p>0,06581499</text:p>
          </table:table-cell>
          <table:table-cell office:value-type="float" office:value="0.01924673" calcext:value-type="float">
            <text:p>0,01924673</text:p>
          </table:table-cell>
          <table:table-cell office:value-type="float" office:value="0.02492413" calcext:value-type="float">
            <text:p>0,02492413</text:p>
          </table:table-cell>
          <table:table-cell office:value-type="float" office:value="399" calcext:value-type="float">
            <text:p>399</text:p>
          </table:table-cell>
          <table:table-cell office:value-type="float" office:value="116.3226" calcext:value-type="float">
            <text:p>116,3226</text:p>
          </table:table-cell>
          <table:table-cell office:value-type="float" office:value="0.03290749" calcext:value-type="float">
            <text:p>0,03290749</text:p>
          </table:table-cell>
          <table:table-cell office:value-type="float" office:value="109.0375" calcext:value-type="float">
            <text:p>109,0375</text:p>
          </table:table-cell>
          <table:table-cell office:value-type="float" office:value="124.0946" calcext:value-type="float">
            <text:p>124,0946</text:p>
          </table:table-cell>
          <table:table-cell office:value-type="float" office:value="399" calcext:value-type="float">
            <text:p>399</text:p>
          </table:table-cell>
          <table:table-cell office:value-type="float" office:value="4795.863" calcext:value-type="float">
            <text:p>4795,863</text:p>
          </table:table-cell>
          <table:table-cell office:value-type="float" office:value="4799.844" calcext:value-type="float">
            <text:p>4799,844</text:p>
          </table:table-cell>
          <table:table-cell office:value-type="float" office:value="-2396.926" calcext:value-type="float">
            <text:p>-2396,926</text:p>
          </table:table-cell>
          <table:table-cell table:style-name="ce5" office:value-type="float" office:value="0.8349603" calcext:value-type="float">
            <text:p>0,8349603</text:p>
          </table:table-cell>
          <table:table-cell table:number-columns-repeated="2" office:value-type="float" office:value="0.9" calcext:value-type="float">
            <text:p>0,9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7.853" calcext:value-type="float">
            <text:p>4797,853</text:p>
          </table:table-cell>
          <table:table-cell office:value-type="float" office:value="1" calcext:value-type="float">
            <text:p>1</text:p>
          </table:table-cell>
          <table:table-cell office:value-type="float" office:value="3.137696" calcext:value-type="float">
            <text:p>3,137696</text:p>
          </table:table-cell>
          <table:table-cell office:value-type="float" office:value="2.30542" calcext:value-type="float">
            <text:p>2,30542</text:p>
          </table:table-cell>
          <table:table-cell office:value-type="float" office:value="1.867133" calcext:value-type="float">
            <text:p>1,867133</text:p>
          </table:table-cell>
          <table:table-cell office:value-type="float" office:value="6.597888" calcext:value-type="float">
            <text:p>6,597888</text:p>
          </table:table-cell>
          <table:table-cell office:value-type="float" office:value="12.92294" calcext:value-type="float">
            <text:p>12,92294</text:p>
          </table:table-cell>
          <table:table-cell office:value-type="float" office:value="23.27799" calcext:value-type="float">
            <text:p>23,2779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2.26767" calcext:value-type="float">
            <text:p>82,26767</text:p>
          </table:table-cell>
          <table:table-cell table:style-name="ce8"/>
          <table:table-cell office:value-type="float" office:value="0.495254" calcext:value-type="float">
            <text:p>0,495254</text:p>
          </table:table-cell>
          <table:table-cell office:value-type="float" office:value="0.08680069" calcext:value-type="float">
            <text:p>0,08680069</text:p>
          </table:table-cell>
          <table:table-cell office:value-type="float" office:value="0.4176738" calcext:value-type="float">
            <text:p>0,4176738</text:p>
          </table:table-cell>
          <table:table-cell office:value-type="float" office:value="0.5872443" calcext:value-type="float">
            <text:p>0,5872443</text:p>
          </table:table-cell>
          <table:table-cell office:value-type="float" office:value="366.2376" calcext:value-type="float">
            <text:p>366,2376</text:p>
          </table:table-cell>
          <table:table-cell office:value-type="float" office:value="0.495254" calcext:value-type="float">
            <text:p>0,49525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8680069" calcext:value-type="float">
            <text:p>0,08680069</text:p>
          </table:table-cell>
          <table:table-cell office:value-type="float" office:value="0.4176738" calcext:value-type="float">
            <text:p>0,4176738</text:p>
          </table:table-cell>
          <table:table-cell office:value-type="float" office:value="0.5872443" calcext:value-type="float">
            <text:p>0,5872443</text:p>
          </table:table-cell>
          <table:table-cell office:value-type="float" office:value="366.2376" calcext:value-type="float">
            <text:p>366,2376</text:p>
          </table:table-cell>
          <table:table-cell office:value-type="float" office:value="1189" calcext:value-type="float">
            <text:p>1189</text:p>
          </table:table-cell>
          <table:table-cell office:value-type="float" office:value="0.08680069" calcext:value-type="float">
            <text:p>0,08680069</text:p>
          </table:table-cell>
          <table:table-cell office:value-type="float" office:value="1002" calcext:value-type="float">
            <text:p>1002</text:p>
          </table:table-cell>
          <table:table-cell office:value-type="float" office:value="1409" calcext:value-type="float">
            <text:p>1409</text:p>
          </table:table-cell>
          <table:table-cell office:value-type="float" office:value="366.2376" calcext:value-type="float">
            <text:p>366,2376</text:p>
          </table:table-cell>
          <table:table-cell office:value-type="float" office:value="0.79655924860466" calcext:value-type="float">
            <text:p>0,79655924860466</text:p>
          </table:table-cell>
          <table:table-cell office:value-type="float" office:value="0.609949237899016" calcext:value-type="float">
            <text:p>0,609949237899016</text:p>
          </table:table-cell>
          <table:table-cell office:value-type="float" office:value="0.616349889487798" calcext:value-type="float">
            <text:p>0,616349889487798</text:p>
          </table:table-cell>
          <table:table-cell office:value-type="float" office:value="0.574889574498295" calcext:value-type="float">
            <text:p>0,574889574498295</text:p>
          </table:table-cell>
          <table:table-cell office:value-type="float" office:value="0.637493917081148" calcext:value-type="float">
            <text:p>0,637493917081148</text:p>
          </table:table-cell>
          <table:table-cell office:value-type="float" office:value="0.645562556907696" calcext:value-type="float">
            <text:p>0,645562556907696</text:p>
          </table:table-cell>
          <table:table-cell table:number-columns-repeated="1628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uscinia megarhynchos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mn</text:p>
          </table:table-cell>
          <table:table-cell table:style-name="ce2" office:value-type="string" calcext:value-type="string">
            <text:p>LuscMega-b-m-5mn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4"/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2024-04-04T21:44:49.83" calcext:value-type="date">
            <text:p>2024-04-04 21:44:49</text:p>
          </table:table-cell>
          <table:table-cell office:value-type="float" office:value="0.557665" calcext:value-type="float">
            <text:p>0,557665</text:p>
          </table:table-cell>
          <table:table-cell table:style-name="ce2" office:value-type="string" calcext:value-type="string">
            <text:p>LuscMega-b-m-5mn-nex-cos-3othwfhn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5.264" calcext:value-type="float">
            <text:p>715,264</text:p>
          </table:table-cell>
          <table:table-cell table:style-name="ce3" office:value-type="float" office:value="0.2712808" calcext:value-type="float">
            <text:p>0,2712808</text:p>
          </table:table-cell>
          <table:table-cell office:value-type="float" office:value="0.434873" calcext:value-type="float">
            <text:p>0,434873</text:p>
          </table:table-cell>
          <table:table-cell office:value-type="float" office:value="0.5045813" calcext:value-type="float">
            <text:p>0,5045813</text:p>
          </table:table-cell>
          <table:table-cell office:value-type="float" office:value="0.2712808" calcext:value-type="float">
            <text:p>0,2712808</text:p>
          </table:table-cell>
          <table:table-cell office:value-type="float" office:value="0.0000846878" calcext:value-type="float">
            <text:p>0,0000846878</text:p>
          </table:table-cell>
          <table:table-cell office:value-type="float" office:value="0.1733734" calcext:value-type="float">
            <text:p>0,1733734</text:p>
          </table:table-cell>
          <table:table-cell office:value-type="float" office:value="0.0000599932" calcext:value-type="float">
            <text:p>0,0000599932</text:p>
          </table:table-cell>
          <table:table-cell office:value-type="float" office:value="0.0001195473" calcext:value-type="float">
            <text:p>0,0001195473</text:p>
          </table:table-cell>
          <table:table-cell office:value-type="float" office:value="56" calcext:value-type="float">
            <text:p>56</text:p>
          </table:table-cell>
          <table:table-cell office:value-type="float" office:value="0.02336384" calcext:value-type="float">
            <text:p>0,02336384</text:p>
          </table:table-cell>
          <table:table-cell office:value-type="float" office:value="0.1733734" calcext:value-type="float">
            <text:p>0,1733734</text:p>
          </table:table-cell>
          <table:table-cell office:value-type="float" office:value="0.01655104" calcext:value-type="float">
            <text:p>0,01655104</text:p>
          </table:table-cell>
          <table:table-cell office:value-type="float" office:value="0.03298095" calcext:value-type="float">
            <text:p>0,03298095</text:p>
          </table:table-cell>
          <table:table-cell office:value-type="float" office:value="56" calcext:value-type="float">
            <text:p>56</text:p>
          </table:table-cell>
          <table:table-cell office:value-type="float" office:value="153.6755" calcext:value-type="float">
            <text:p>153,6755</text:p>
          </table:table-cell>
          <table:table-cell office:value-type="float" office:value="0.08668669" calcext:value-type="float">
            <text:p>0,08668669</text:p>
          </table:table-cell>
          <table:table-cell office:value-type="float" office:value="129.2197" calcext:value-type="float">
            <text:p>129,2197</text:p>
          </table:table-cell>
          <table:table-cell office:value-type="float" office:value="182.7598" calcext:value-type="float">
            <text:p>182,7598</text:p>
          </table:table-cell>
          <table:table-cell office:value-type="float" office:value="56" calcext:value-type="float">
            <text:p>56</text:p>
          </table:table-cell>
          <table:table-cell office:value-type="float" office:value="715.3368" calcext:value-type="float">
            <text:p>715,3368</text:p>
          </table:table-cell>
          <table:table-cell office:value-type="float" office:value="717.3071" calcext:value-type="float">
            <text:p>717,3071</text:p>
          </table:table-cell>
          <table:table-cell office:value-type="float" office:value="-356.632" calcext:value-type="float">
            <text:p>-356,632</text:p>
          </table:table-cell>
          <table:table-cell table:style-name="ce5" office:value-type="float" office:value="0.8357525" calcext:value-type="float">
            <text:p>0,835752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.264" calcext:value-type="float">
            <text:p>717,264</text:p>
          </table:table-cell>
          <table:table-cell office:value-type="float" office:value="1" calcext:value-type="float">
            <text:p>1</text:p>
          </table:table-cell>
          <table:table-cell office:value-type="float" office:value="1.373853" calcext:value-type="float">
            <text:p>1,373853</text:p>
          </table:table-cell>
          <table:table-cell office:value-type="float" office:value="1.724357" calcext:value-type="float">
            <text:p>1,724357</text:p>
          </table:table-cell>
          <table:table-cell office:value-type="float" office:value="2.352862" calcext:value-type="float">
            <text:p>2,352862</text:p>
          </table:table-cell>
          <table:table-cell office:value-type="float" office:value="0.6097739" calcext:value-type="float">
            <text:p>0,6097739</text:p>
          </table:table-cell>
          <table:table-cell office:value-type="float" office:value="1.368052" calcext:value-type="float">
            <text:p>1,368052</text:p>
          </table:table-cell>
          <table:table-cell office:value-type="float" office:value="6.376579" calcext:value-type="float">
            <text:p>6,3765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8.6992" calcext:value-type="float">
            <text:p>108,6992</text:p>
          </table:table-cell>
          <table:table-cell table:style-name="ce8"/>
          <table:table-cell office:value-type="float" office:value="0.08173122" calcext:value-type="float">
            <text:p>0,08173122</text:p>
          </table:table-cell>
          <table:table-cell office:value-type="float" office:value="0.2167792" calcext:value-type="float">
            <text:p>0,2167792</text:p>
          </table:table-cell>
          <table:table-cell office:value-type="float" office:value="0.05346113" calcext:value-type="float">
            <text:p>0,05346113</text:p>
          </table:table-cell>
          <table:table-cell office:value-type="float" office:value="0.1249504" calcext:value-type="float">
            <text:p>0,1249504</text:p>
          </table:table-cell>
          <table:table-cell office:value-type="float" office:value="114.9127" calcext:value-type="float">
            <text:p>114,9127</text:p>
          </table:table-cell>
          <table:table-cell office:value-type="float" office:value="0.08173122" calcext:value-type="float">
            <text:p>0,0817312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2167792" calcext:value-type="float">
            <text:p>0,2167792</text:p>
          </table:table-cell>
          <table:table-cell office:value-type="float" office:value="0.05346113" calcext:value-type="float">
            <text:p>0,05346113</text:p>
          </table:table-cell>
          <table:table-cell office:value-type="float" office:value="0.1249504" calcext:value-type="float">
            <text:p>0,1249504</text:p>
          </table:table-cell>
          <table:table-cell office:value-type="float" office:value="114.9127" calcext:value-type="float">
            <text:p>114,9127</text:p>
          </table:table-cell>
          <table:table-cell office:value-type="float" office:value="196" calcext:value-type="float">
            <text:p>196</text:p>
          </table:table-cell>
          <table:table-cell office:value-type="float" office:value="0.2167792" calcext:value-type="float">
            <text:p>0,2167792</text:p>
          </table:table-cell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office:value-type="float" office:value="114.9127" calcext:value-type="float">
            <text:p>114,9127</text:p>
          </table:table-cell>
          <table:table-cell office:value-type="float" office:value="0.712131757907016" calcext:value-type="float">
            <text:p>0,712131757907016</text:p>
          </table:table-cell>
          <table:table-cell office:value-type="float" office:value="0.531595642996196" calcext:value-type="float">
            <text:p>0,531595642996196</text:p>
          </table:table-cell>
          <table:table-cell office:value-type="float" office:value="0.536168314801009" calcext:value-type="float">
            <text:p>0,536168314801009</text:p>
          </table:table-cell>
          <table:table-cell office:value-type="float" office:value="0.497078933586641" calcext:value-type="float">
            <text:p>0,497078933586641</text:p>
          </table:table-cell>
          <table:table-cell office:value-type="float" office:value="0.563275369240733" calcext:value-type="float">
            <text:p>0,563275369240733</text:p>
          </table:table-cell>
          <table:table-cell office:value-type="float" office:value="0.521593440456081" calcext:value-type="float">
            <text:p>0,521593440456081</text:p>
          </table:table-cell>
          <table:table-cell table:number-columns-repeated="1628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Luscinia megarhynchos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0mn</text:p>
          </table:table-cell>
          <table:table-cell table:style-name="ce2" office:value-type="string" calcext:value-type="string">
            <text:p>LuscMega-b-m-10mn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4"/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2024-04-04T21:44:49.38" calcext:value-type="date">
            <text:p>2024-04-04 21:44:49</text:p>
          </table:table-cell>
          <table:table-cell office:value-type="float" office:value="0.358763" calcext:value-type="float">
            <text:p>0,358763</text:p>
          </table:table-cell>
          <table:table-cell table:style-name="ce2" office:value-type="string" calcext:value-type="string">
            <text:p>LuscMega-b-m-10mn-nex-cos-oqdu6skh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2.446" calcext:value-type="float">
            <text:p>1052,446</text:p>
          </table:table-cell>
          <table:table-cell table:style-name="ce5" office:value-type="float" office:value="0.986432" calcext:value-type="float">
            <text:p>0,986432</text:p>
          </table:table-cell>
          <table:table-cell office:value-type="float" office:value="0.9939399" calcext:value-type="float">
            <text:p>0,9939399</text:p>
          </table:table-cell>
          <table:table-cell office:value-type="float" office:value="0.6157053" calcext:value-type="float">
            <text:p>0,6157053</text:p>
          </table:table-cell>
          <table:table-cell office:value-type="float" office:value="0.986432" calcext:value-type="float">
            <text:p>0,986432</text:p>
          </table:table-cell>
          <table:table-cell office:value-type="float" office:value="0.00007966168" calcext:value-type="float">
            <text:p>0,00007966168</text:p>
          </table:table-cell>
          <table:table-cell office:value-type="float" office:value="0.1550284" calcext:value-type="float">
            <text:p>0,1550284</text:p>
          </table:table-cell>
          <table:table-cell office:value-type="float" office:value="0.00005863151" calcext:value-type="float">
            <text:p>0,00005863151</text:p>
          </table:table-cell>
          <table:table-cell office:value-type="float" office:value="0.000108235" calcext:value-type="float">
            <text:p>0,000108235</text:p>
          </table:table-cell>
          <table:table-cell office:value-type="float" office:value="83" calcext:value-type="float">
            <text:p>83</text:p>
          </table:table-cell>
          <table:table-cell office:value-type="float" office:value="0.02483794" calcext:value-type="float">
            <text:p>0,02483794</text:p>
          </table:table-cell>
          <table:table-cell office:value-type="float" office:value="0.1550284" calcext:value-type="float">
            <text:p>0,1550284</text:p>
          </table:table-cell>
          <table:table-cell office:value-type="float" office:value="0.01828088" calcext:value-type="float">
            <text:p>0,01828088</text:p>
          </table:table-cell>
          <table:table-cell office:value-type="float" office:value="0.03374691" calcext:value-type="float">
            <text:p>0,03374691</text:p>
          </table:table-cell>
          <table:table-cell office:value-type="float" office:value="83" calcext:value-type="float">
            <text:p>83</text:p>
          </table:table-cell>
          <table:table-cell office:value-type="float" office:value="158.4493" calcext:value-type="float">
            <text:p>158,4493</text:p>
          </table:table-cell>
          <table:table-cell office:value-type="float" office:value="0.07751422" calcext:value-type="float">
            <text:p>0,07751422</text:p>
          </table:table-cell>
          <table:table-cell office:value-type="float" office:value="135.842" calcext:value-type="float">
            <text:p>135,842</text:p>
          </table:table-cell>
          <table:table-cell office:value-type="float" office:value="184.8189" calcext:value-type="float">
            <text:p>184,8189</text:p>
          </table:table-cell>
          <table:table-cell office:value-type="float" office:value="83" calcext:value-type="float">
            <text:p>83</text:p>
          </table:table-cell>
          <table:table-cell office:value-type="float" office:value="1052.495" calcext:value-type="float">
            <text:p>1052,495</text:p>
          </table:table-cell>
          <table:table-cell office:value-type="float" office:value="1054.877" calcext:value-type="float">
            <text:p>1054,877</text:p>
          </table:table-cell>
          <table:table-cell office:value-type="float" office:value="-525.223" calcext:value-type="float">
            <text:p>-525,223</text:p>
          </table:table-cell>
          <table:table-cell table:style-name="ce5" office:value-type="float" office:value="0.9946844" calcext:value-type="float">
            <text:p>0,994684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4.446" calcext:value-type="float">
            <text:p>1054,446</text:p>
          </table:table-cell>
          <table:table-cell office:value-type="float" office:value="1" calcext:value-type="float">
            <text:p>1</text:p>
          </table:table-cell>
          <table:table-cell office:value-type="float" office:value="0.6924571" calcext:value-type="float">
            <text:p>0,6924571</text:p>
          </table:table-cell>
          <table:table-cell office:value-type="float" office:value="1.217724" calcext:value-type="float">
            <text:p>1,217724</text:p>
          </table:table-cell>
          <table:table-cell office:value-type="float" office:value="1.076941" calcext:value-type="float">
            <text:p>1,076941</text:p>
          </table:table-cell>
          <table:table-cell office:value-type="float" office:value="0.01215697" calcext:value-type="float">
            <text:p>0,01215697</text:p>
          </table:table-cell>
          <table:table-cell office:value-type="float" office:value="2.662995" calcext:value-type="float">
            <text:p>2,662995</text:p>
          </table:table-cell>
          <table:table-cell office:value-type="float" office:value="1.371374" calcext:value-type="float">
            <text:p>1,3713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2.0929" calcext:value-type="float">
            <text:p>112,0929</text:p>
          </table:table-cell>
          <table:table-cell table:style-name="ce8"/>
          <table:table-cell office:value-type="float" office:value="0.1132977" calcext:value-type="float">
            <text:p>0,1132977</text:p>
          </table:table-cell>
          <table:table-cell office:value-type="float" office:value="0.1864624" calcext:value-type="float">
            <text:p>0,1864624</text:p>
          </table:table-cell>
          <table:table-cell office:value-type="float" office:value="0.07862413" calcext:value-type="float">
            <text:p>0,07862413</text:p>
          </table:table-cell>
          <table:table-cell office:value-type="float" office:value="0.1632624" calcext:value-type="float">
            <text:p>0,1632624</text:p>
          </table:table-cell>
          <table:table-cell office:value-type="float" office:value="147.4481" calcext:value-type="float">
            <text:p>147,4481</text:p>
          </table:table-cell>
          <table:table-cell office:value-type="float" office:value="0.1132977" calcext:value-type="float">
            <text:p>0,113297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864624" calcext:value-type="float">
            <text:p>0,1864624</text:p>
          </table:table-cell>
          <table:table-cell office:value-type="float" office:value="0.07862413" calcext:value-type="float">
            <text:p>0,07862413</text:p>
          </table:table-cell>
          <table:table-cell office:value-type="float" office:value="0.1632624" calcext:value-type="float">
            <text:p>0,1632624</text:p>
          </table:table-cell>
          <table:table-cell office:value-type="float" office:value="147.4481" calcext:value-type="float">
            <text:p>147,4481</text:p>
          </table:table-cell>
          <table:table-cell office:value-type="float" office:value="272" calcext:value-type="float">
            <text:p>272</text:p>
          </table:table-cell>
          <table:table-cell office:value-type="float" office:value="0.1864624" calcext:value-type="float">
            <text:p>0,1864624</text:p>
          </table:table-cell>
          <table:table-cell office:value-type="float" office:value="189" calcext:value-type="float">
            <text:p>189</text:p>
          </table:table-cell>
          <table:table-cell office:value-type="float" office:value="392" calcext:value-type="float">
            <text:p>392</text:p>
          </table:table-cell>
          <table:table-cell office:value-type="float" office:value="147.4481" calcext:value-type="float">
            <text:p>147,4481</text:p>
          </table:table-cell>
          <table:table-cell office:value-type="float" office:value="0.93958628187187" calcext:value-type="float">
            <text:p>0,93958628187187</text:p>
          </table:table-cell>
          <table:table-cell office:value-type="float" office:value="0.685835458648205" calcext:value-type="float">
            <text:p>0,685835458648205</text:p>
          </table:table-cell>
          <table:table-cell office:value-type="float" office:value="0.696539232972001" calcext:value-type="float">
            <text:p>0,696539232972001</text:p>
          </table:table-cell>
          <table:table-cell office:value-type="float" office:value="0.723997170299249" calcext:value-type="float">
            <text:p>0,723997170299249</text:p>
          </table:table-cell>
          <table:table-cell office:value-type="float" office:value="0.724667669351413" calcext:value-type="float">
            <text:p>0,724667669351413</text:p>
          </table:table-cell>
          <table:table-cell office:value-type="float" office:value="0.6804867176695" calcext:value-type="float">
            <text:p>0,6804867176695</text:p>
          </table:table-cell>
          <table:table-cell table:number-columns-repeated="1628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Luscinia megarhynchos</text:p>
          </table:table-cell>
          <table:table-cell table:style-name="ce2" office:value-type="string" calcext:value-type="string">
            <text:p>a+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mn</text:p>
          </table:table-cell>
          <table:table-cell table:style-name="ce2" office:value-type="string" calcext:value-type="string">
            <text:p>LuscMega-ab-m-5mn</text:p>
          </table:table-cell>
          <table:table-cell office:value-type="float" office:value="107" calcext:value-type="float">
            <text:p>107</text:p>
          </table:table-cell>
          <table:table-cell office:value-type="float" office:value="14.4337045872475" calcext:value-type="float">
            <text:p>14,4337045872475</text:p>
          </table:table-cell>
          <table:table-cell office:value-type="float" office:value="1005.38511434534" calcext:value-type="float">
            <text:p>1005,38511434534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4"/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2024-04-04T21:44:48.75" calcext:value-type="date">
            <text:p>2024-04-04 21:44:48</text:p>
          </table:table-cell>
          <table:table-cell office:value-type="float" office:value="0.680266" calcext:value-type="float">
            <text:p>0,680266</text:p>
          </table:table-cell>
          <table:table-cell table:style-name="ce2" office:value-type="string" calcext:value-type="string">
            <text:p>LuscMega-ab-m-5mn-nex-cos-_ru9tilk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0.5631579" calcext:value-type="float">
            <text:p>0,5631579</text:p>
          </table:table-cell>
          <table:table-cell office:value-type="float" office:value="0.1204093" calcext:value-type="float">
            <text:p>0,1204093</text:p>
          </table:table-cell>
          <table:table-cell office:value-type="float" office:value="0.4438013" calcext:value-type="float">
            <text:p>0,4438013</text:p>
          </table:table-cell>
          <table:table-cell office:value-type="float" office:value="0.7146144" calcext:value-type="float">
            <text:p>0,714614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1.428" calcext:value-type="float">
            <text:p>1331,428</text:p>
          </table:table-cell>
          <table:table-cell table:style-name="ce5" office:value-type="float" office:value="0.7450609" calcext:value-type="float">
            <text:p>0,7450609</text:p>
          </table:table-cell>
          <table:table-cell office:value-type="float" office:value="0.5078886" calcext:value-type="float">
            <text:p>0,5078886</text:p>
          </table:table-cell>
          <table:table-cell office:value-type="float" office:value="0.8157529" calcext:value-type="float">
            <text:p>0,8157529</text:p>
          </table:table-cell>
          <table:table-cell office:value-type="float" office:value="0.7450609" calcext:value-type="float">
            <text:p>0,7450609</text:p>
          </table:table-cell>
          <table:table-cell office:value-type="float" office:value="0.00009019926" calcext:value-type="float">
            <text:p>0,00009019926</text:p>
          </table:table-cell>
          <table:table-cell office:value-type="float" office:value="0.1348459" calcext:value-type="float">
            <text:p>0,1348459</text:p>
          </table:table-cell>
          <table:table-cell office:value-type="float" office:value="0.00006912244" calcext:value-type="float">
            <text:p>0,00006912244</text:p>
          </table:table-cell>
          <table:table-cell office:value-type="float" office:value="0.0001177028" calcext:value-type="float">
            <text:p>0,0001177028</text:p>
          </table:table-cell>
          <table:table-cell office:value-type="float" office:value="106" calcext:value-type="float">
            <text:p>106</text:p>
          </table:table-cell>
          <table:table-cell office:value-type="float" office:value="0.02193624" calcext:value-type="float">
            <text:p>0,02193624</text:p>
          </table:table-cell>
          <table:table-cell office:value-type="float" office:value="0.1348459" calcext:value-type="float">
            <text:p>0,1348459</text:p>
          </table:table-cell>
          <table:table-cell office:value-type="float" office:value="0.01681041" calcext:value-type="float">
            <text:p>0,01681041</text:p>
          </table:table-cell>
          <table:table-cell office:value-type="float" office:value="0.02862503" calcext:value-type="float">
            <text:p>0,02862503</text:p>
          </table:table-cell>
          <table:table-cell office:value-type="float" office:value="106" calcext:value-type="float">
            <text:p>106</text:p>
          </table:table-cell>
          <table:table-cell office:value-type="float" office:value="148.9064" calcext:value-type="float">
            <text:p>148,9064</text:p>
          </table:table-cell>
          <table:table-cell office:value-type="float" office:value="0.06742297" calcext:value-type="float">
            <text:p>0,06742297</text:p>
          </table:table-cell>
          <table:table-cell office:value-type="float" office:value="130.2945" calcext:value-type="float">
            <text:p>130,2945</text:p>
          </table:table-cell>
          <table:table-cell office:value-type="float" office:value="170.177" calcext:value-type="float">
            <text:p>170,177</text:p>
          </table:table-cell>
          <table:table-cell office:value-type="float" office:value="106" calcext:value-type="float">
            <text:p>106</text:p>
          </table:table-cell>
          <table:table-cell office:value-type="float" office:value="1331.466" calcext:value-type="float">
            <text:p>1331,466</text:p>
          </table:table-cell>
          <table:table-cell office:value-type="float" office:value="1334.1" calcext:value-type="float">
            <text:p>1334,1</text:p>
          </table:table-cell>
          <table:table-cell office:value-type="float" office:value="-664.7138" calcext:value-type="float">
            <text:p>-664,7138</text:p>
          </table:table-cell>
          <table:table-cell table:style-name="ce5" office:value-type="float" office:value="0.9712585" calcext:value-type="float">
            <text:p>0,9712585</text:p>
          </table:table-cell>
          <table:table-cell table:number-columns-repeated="2" office:value-type="float" office:value="0.9" calcext:value-type="float">
            <text:p>0,9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3.428" calcext:value-type="float">
            <text:p>1333,428</text:p>
          </table:table-cell>
          <table:table-cell office:value-type="float" office:value="1" calcext:value-type="float">
            <text:p>1</text:p>
          </table:table-cell>
          <table:table-cell office:value-type="float" office:value="1.121317" calcext:value-type="float">
            <text:p>1,121317</text:p>
          </table:table-cell>
          <table:table-cell office:value-type="float" office:value="1.361363" calcext:value-type="float">
            <text:p>1,361363</text:p>
          </table:table-cell>
          <table:table-cell office:value-type="float" office:value="1.588817" calcext:value-type="float">
            <text:p>1,588817</text:p>
          </table:table-cell>
          <table:table-cell office:value-type="float" office:value="1.354986" calcext:value-type="float">
            <text:p>1,354986</text:p>
          </table:table-cell>
          <table:table-cell office:value-type="float" office:value="2.235081" calcext:value-type="float">
            <text:p>2,235081</text:p>
          </table:table-cell>
          <table:table-cell office:value-type="float" office:value="5.116446" calcext:value-type="float">
            <text:p>5,1164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5.3124" calcext:value-type="float">
            <text:p>105,3124</text:p>
          </table:table-cell>
          <table:table-cell table:style-name="ce8"/>
          <table:table-cell office:value-type="float" office:value="0.08084502" calcext:value-type="float">
            <text:p>0,08084502</text:p>
          </table:table-cell>
          <table:table-cell office:value-type="float" office:value="0.1807812" calcext:value-type="float">
            <text:p>0,1807812</text:p>
          </table:table-cell>
          <table:table-cell office:value-type="float" office:value="0.05676488" calcext:value-type="float">
            <text:p>0,05676488</text:p>
          </table:table-cell>
          <table:table-cell office:value-type="float" office:value="0.1151402" calcext:value-type="float">
            <text:p>0,1151402</text:p>
          </table:table-cell>
          <table:table-cell office:value-type="float" office:value="200.3234" calcext:value-type="float">
            <text:p>200,3234</text:p>
          </table:table-cell>
          <table:table-cell office:value-type="float" office:value="0.08084502" calcext:value-type="float">
            <text:p>0,0808450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807812" calcext:value-type="float">
            <text:p>0,1807812</text:p>
          </table:table-cell>
          <table:table-cell office:value-type="float" office:value="0.05676488" calcext:value-type="float">
            <text:p>0,05676488</text:p>
          </table:table-cell>
          <table:table-cell office:value-type="float" office:value="0.1151402" calcext:value-type="float">
            <text:p>0,1151402</text:p>
          </table:table-cell>
          <table:table-cell office:value-type="float" office:value="200.3234" calcext:value-type="float">
            <text:p>200,3234</text:p>
          </table:table-cell>
          <table:table-cell office:value-type="float" office:value="194" calcext:value-type="float">
            <text:p>194</text:p>
          </table:table-cell>
          <table:table-cell office:value-type="float" office:value="0.1807812" calcext:value-type="float">
            <text:p>0,1807812</text:p>
          </table:table-cell>
          <table:table-cell office:value-type="float" office:value="136" calcext:value-type="float">
            <text:p>136</text:p>
          </table:table-cell>
          <table:table-cell office:value-type="float" office:value="276" calcext:value-type="float">
            <text:p>276</text:p>
          </table:table-cell>
          <table:table-cell office:value-type="float" office:value="200.3234" calcext:value-type="float">
            <text:p>200,3234</text:p>
          </table:table-cell>
          <table:table-cell office:value-type="float" office:value="0.876046208093294" calcext:value-type="float">
            <text:p>0,876046208093294</text:p>
          </table:table-cell>
          <table:table-cell office:value-type="float" office:value="0.646424180637368" calcext:value-type="float">
            <text:p>0,646424180637368</text:p>
          </table:table-cell>
          <table:table-cell office:value-type="float" office:value="0.656980756450106" calcext:value-type="float">
            <text:p>0,656980756450106</text:p>
          </table:table-cell>
          <table:table-cell office:value-type="float" office:value="0.666229198880982" calcext:value-type="float">
            <text:p>0,666229198880982</text:p>
          </table:table-cell>
          <table:table-cell office:value-type="float" office:value="0.686147264021554" calcext:value-type="float">
            <text:p>0,686147264021554</text:p>
          </table:table-cell>
          <table:table-cell office:value-type="float" office:value="0.649436585883573" calcext:value-type="float">
            <text:p>0,649436585883573</text:p>
          </table:table-cell>
          <table:table-cell table:number-columns-repeated="1628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Luscinia megarhynchos</text:p>
          </table:table-cell>
          <table:table-cell table:style-name="ce2" office:value-type="string" calcext:value-type="string">
            <text:p>a+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0mn</text:p>
          </table:table-cell>
          <table:table-cell table:style-name="ce2" office:value-type="string" calcext:value-type="string">
            <text:p>LuscMega-ab-m-10mn</text:p>
          </table:table-cell>
          <table:table-cell office:value-type="float" office:value="156" calcext:value-type="float">
            <text:p>156</text:p>
          </table:table-cell>
          <table:table-cell office:value-type="float" office:value="14.4337045872475" calcext:value-type="float">
            <text:p>14,4337045872475</text:p>
          </table:table-cell>
          <table:table-cell office:value-type="float" office:value="1005.38511434534" calcext:value-type="float">
            <text:p>1005,38511434534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4"/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2024-04-04T21:44:48.8" calcext:value-type="date">
            <text:p>2024-04-04 21:44:48</text:p>
          </table:table-cell>
          <table:table-cell office:value-type="float" office:value="0.505812" calcext:value-type="float">
            <text:p>0,505812</text:p>
          </table:table-cell>
          <table:table-cell table:style-name="ce2" office:value-type="string" calcext:value-type="string">
            <text:p>LuscMega-ab-m-10mn-nex-cos-drd26td0</text:p>
          </table:table-cell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0.8210526" calcext:value-type="float">
            <text:p>0,8210526</text:p>
          </table:table-cell>
          <table:table-cell office:value-type="float" office:value="0.1029213" calcext:value-type="float">
            <text:p>0,1029213</text:p>
          </table:table-cell>
          <table:table-cell office:value-type="float" office:value="0.6696803" calcext:value-type="float">
            <text:p>0,6696803</text:p>
          </table:table-cell>
          <table:table-cell office:value-type="float" office:value="1.006641" calcext:value-type="float">
            <text:p>1,0066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2.133" calcext:value-type="float">
            <text:p>1942,133</text:p>
          </table:table-cell>
          <table:table-cell table:style-name="ce5" office:value-type="float" office:value="0.821862" calcext:value-type="float">
            <text:p>0,821862</text:p>
          </table:table-cell>
          <table:table-cell office:value-type="float" office:value="0.7174221" calcext:value-type="float">
            <text:p>0,7174221</text:p>
          </table:table-cell>
          <table:table-cell office:value-type="float" office:value="0.8862764" calcext:value-type="float">
            <text:p>0,8862764</text:p>
          </table:table-cell>
          <table:table-cell office:value-type="float" office:value="0.821862" calcext:value-type="float">
            <text:p>0,821862</text:p>
          </table:table-cell>
          <table:table-cell office:value-type="float" office:value="0.00008490037" calcext:value-type="float">
            <text:p>0,00008490037</text:p>
          </table:table-cell>
          <table:table-cell office:value-type="float" office:value="0.1191128" calcext:value-type="float">
            <text:p>0,1191128</text:p>
          </table:table-cell>
          <table:table-cell office:value-type="float" office:value="0.00006715563" calcext:value-type="float">
            <text:p>0,00006715563</text:p>
          </table:table-cell>
          <table:table-cell office:value-type="float" office:value="0.0001073339" calcext:value-type="float">
            <text:p>0,0001073339</text:p>
          </table:table-cell>
          <table:table-cell office:value-type="float" office:value="155" calcext:value-type="float">
            <text:p>155</text:p>
          </table:table-cell>
          <table:table-cell office:value-type="float" office:value="0.02330534" calcext:value-type="float">
            <text:p>0,02330534</text:p>
          </table:table-cell>
          <table:table-cell office:value-type="float" office:value="0.1191128" calcext:value-type="float">
            <text:p>0,1191128</text:p>
          </table:table-cell>
          <table:table-cell office:value-type="float" office:value="0.01843437" calcext:value-type="float">
            <text:p>0,01843437</text:p>
          </table:table-cell>
          <table:table-cell office:value-type="float" office:value="0.02946339" calcext:value-type="float">
            <text:p>0,02946339</text:p>
          </table:table-cell>
          <table:table-cell office:value-type="float" office:value="155" calcext:value-type="float">
            <text:p>155</text:p>
          </table:table-cell>
          <table:table-cell office:value-type="float" office:value="153.483" calcext:value-type="float">
            <text:p>153,483</text:p>
          </table:table-cell>
          <table:table-cell office:value-type="float" office:value="0.05955641" calcext:value-type="float">
            <text:p>0,05955641</text:p>
          </table:table-cell>
          <table:table-cell office:value-type="float" office:value="136.4621" calcext:value-type="float">
            <text:p>136,4621</text:p>
          </table:table-cell>
          <table:table-cell office:value-type="float" office:value="172.6269" calcext:value-type="float">
            <text:p>172,6269</text:p>
          </table:table-cell>
          <table:table-cell office:value-type="float" office:value="155" calcext:value-type="float">
            <text:p>155</text:p>
          </table:table-cell>
          <table:table-cell office:value-type="float" office:value="1942.159" calcext:value-type="float">
            <text:p>1942,159</text:p>
          </table:table-cell>
          <table:table-cell office:value-type="float" office:value="1945.183" calcext:value-type="float">
            <text:p>1945,183</text:p>
          </table:table-cell>
          <table:table-cell office:value-type="float" office:value="-970.0665" calcext:value-type="float">
            <text:p>-970,0665</text:p>
          </table:table-cell>
          <table:table-cell table:style-name="ce5" office:value-type="float" office:value="0.9582894" calcext:value-type="float">
            <text:p>0,958289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NEXPON</text:p>
          </table:table-cell>
          <table:table-cell table:style-name="ce2"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4.133" calcext:value-type="float">
            <text:p>1944,133</text:p>
          </table:table-cell>
          <table:table-cell office:value-type="float" office:value="1" calcext:value-type="float">
            <text:p>1</text:p>
          </table:table-cell>
          <table:table-cell office:value-type="float" office:value="0.8963301" calcext:value-type="float">
            <text:p>0,8963301</text:p>
          </table:table-cell>
          <table:table-cell office:value-type="float" office:value="0.9087912" calcext:value-type="float">
            <text:p>0,9087912</text:p>
          </table:table-cell>
          <table:table-cell office:value-type="float" office:value="1.087616" calcext:value-type="float">
            <text:p>1,087616</text:p>
          </table:table-cell>
          <table:table-cell office:value-type="float" office:value="2.099729" calcext:value-type="float">
            <text:p>2,099729</text:p>
          </table:table-cell>
          <table:table-cell office:value-type="float" office:value="2.986194" calcext:value-type="float">
            <text:p>2,986194</text:p>
          </table:table-cell>
          <table:table-cell office:value-type="float" office:value="6.712539" calcext:value-type="float">
            <text:p>6,7125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8.5624" calcext:value-type="float">
            <text:p>108,5624</text:p>
          </table:table-cell>
          <table:table-cell table:style-name="ce8"/>
          <table:table-cell office:value-type="float" office:value="0.1109432" calcext:value-type="float">
            <text:p>0,1109432</text:p>
          </table:table-cell>
          <table:table-cell office:value-type="float" office:value="0.1574188" calcext:value-type="float">
            <text:p>0,1574188</text:p>
          </table:table-cell>
          <table:table-cell office:value-type="float" office:value="0.08152121" calcext:value-type="float">
            <text:p>0,08152121</text:p>
          </table:table-cell>
          <table:table-cell office:value-type="float" office:value="0.1509839" calcext:value-type="float">
            <text:p>0,1509839</text:p>
          </table:table-cell>
          <table:table-cell office:value-type="float" office:value="247.6323" calcext:value-type="float">
            <text:p>247,6323</text:p>
          </table:table-cell>
          <table:table-cell office:value-type="float" office:value="0.1109432" calcext:value-type="float">
            <text:p>0,110943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574188" calcext:value-type="float">
            <text:p>0,1574188</text:p>
          </table:table-cell>
          <table:table-cell office:value-type="float" office:value="0.08152121" calcext:value-type="float">
            <text:p>0,08152121</text:p>
          </table:table-cell>
          <table:table-cell office:value-type="float" office:value="0.1509839" calcext:value-type="float">
            <text:p>0,1509839</text:p>
          </table:table-cell>
          <table:table-cell office:value-type="float" office:value="247.6323" calcext:value-type="float">
            <text:p>247,6323</text:p>
          </table:table-cell>
          <table:table-cell office:value-type="float" office:value="266" calcext:value-type="float">
            <text:p>266</text:p>
          </table:table-cell>
          <table:table-cell office:value-type="float" office:value="0.1574188" calcext:value-type="float">
            <text:p>0,1574188</text:p>
          </table:table-cell>
          <table:table-cell office:value-type="float" office:value="196" calcext:value-type="float">
            <text:p>196</text:p>
          </table:table-cell>
          <table:table-cell office:value-type="float" office:value="362" calcext:value-type="float">
            <text:p>362</text:p>
          </table:table-cell>
          <table:table-cell office:value-type="float" office:value="247.6323" calcext:value-type="float">
            <text:p>247,6323</text:p>
          </table:table-cell>
          <table:table-cell office:value-type="float" office:value="0.926266055135012" calcext:value-type="float">
            <text:p>0,926266055135012</text:p>
          </table:table-cell>
          <table:table-cell office:value-type="float" office:value="0.684119025143618" calcext:value-type="float">
            <text:p>0,684119025143618</text:p>
          </table:table-cell>
          <table:table-cell office:value-type="float" office:value="0.696187875895712" calcext:value-type="float">
            <text:p>0,696187875895712</text:p>
          </table:table-cell>
          <table:table-cell office:value-type="float" office:value="0.709144118366109" calcext:value-type="float">
            <text:p>0,709144118366109</text:p>
          </table:table-cell>
          <table:table-cell office:value-type="float" office:value="0.721348893676534" calcext:value-type="float">
            <text:p>0,721348893676534</text:p>
          </table:table-cell>
          <table:table-cell office:value-type="float" office:value="0.696684922848374" calcext:value-type="float">
            <text:p>0,696684922848374</text:p>
          </table:table-cell>
          <table:table-cell table:number-columns-repeated="16283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amples" table:style-name="ta3"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AbrevEchant</text:p>
          </table:table-cell>
          <table:table-cell table:style-name="ce1" office:value-type="string" calcext:value-type="string">
            <text:p>NumEchant</text:p>
          </table:table-cell>
          <table:table-cell table:number-columns-repeated="1637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b-m-5mn</text:p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b-m-10mn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b-m-5mn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b-m-10mn</text:p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</text:p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</text:p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</text:p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ab-m-5mn</text:p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ab-m-10mn</text:p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odels" table:style-name="ta4"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keyFn</text:p>
          </table:table-cell>
          <table:table-cell table:style-name="ce1" office:value-type="string" calcext:value-type="string">
            <text:p>adjSr</text:p>
          </table:table-cell>
          <table:table-cell table:style-name="ce1" office:value-type="string" calcext:value-type="string">
            <text:p>estCrit</text:p>
          </table:table-cell>
          <table:table-cell table:style-name="ce1" office:value-type="string" calcext:value-type="string">
            <text:p>cvInt</text:p>
          </table:table-cell>
          <table:table-cell table:number-columns-repeated="1637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1637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1637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1637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1637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1637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1637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1637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1637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HERMIT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1637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HERMIT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1637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ERMIT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1637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HERMIT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16379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nalyser" table:style-name="ta5"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Value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Zone</text:p>
          </table:table-cell>
          <table:table-cell office:value-type="string" calcext:value-type="string">
            <text:p>ACDC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urface</text:p>
          </table:table-cell>
          <table:table-cell office:value-type="string" calcext:value-type="string">
            <text:p>24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istanceUnit</text:p>
          </table:table-cell>
          <table:table-cell office:value-type="string" calcext:value-type="string">
            <text:p>Meter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areaUnit</text:p>
          </table:table-cell>
          <table:table-cell office:value-type="string" calcext:value-type="string">
            <text:p>Hectare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runMethod</text:p>
          </table:table-cell>
          <table:table-cell office:value-type="string" calcext:value-type="string">
            <text:p>subprocess.run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runTimeOut</text:p>
          </table:table-cell>
          <table:table-cell office:value-type="float" office:value="300" calcext:value-type="float">
            <text:p>3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urveyType</text:p>
          </table:table-cell>
          <table:table-cell office:value-type="string" calcext:value-type="string">
            <text:p>Point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istanceType</text:p>
          </table:table-cell>
          <table:table-cell office:value-type="string" calcext:value-type="string">
            <text:p>Radial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clustering</text:p>
          </table:table-cell>
          <table:table-cell table:formula="of:=FALSE()" office:value-type="float" office:value="0" calcext:value-type="float">
            <text:p>FAUX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EstimKeyFn</text:p>
          </table:table-cell>
          <table:table-cell office:value-type="string" calcext:value-type="string">
            <text:p>UNIFORM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EstimAdjustFn</text:p>
          </table:table-cell>
          <table:table-cell office:value-type="string" calcext:value-type="string">
            <text:p>POLY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EstimCriterion</text:p>
          </table:table-cell>
          <table:table-cell office:value-type="string" calcext:value-type="string">
            <text:p>AIC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CVInterval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MinDist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MaxDist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FitDistCuts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DiscrDistCuts</text:p>
          </table:table-cell>
          <table:table-cell table:number-columns-repeated="16383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uting platform" table:style-name="ta6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Version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os</text:p>
          </table:table-cell>
          <table:table-cell office:value-type="string" calcext:value-type="string">
            <text:p>Windows Enterprise 10.0.22621 (64bit)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rocessor</text:p>
          </table:table-cell>
          <table:table-cell office:value-type="string" calcext:value-type="string">
            <text:p>Intel64 Family 6 Model 165 Stepping 2, GenuineIntel, 12 CPUs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ython</text:p>
          </table:table-cell>
          <table:table-cell office:value-type="string" calcext:value-type="string">
            <text:p>cpython (win32) R3.8.17 | packaged by conda-forge | (default, Jun 16 2023, 07:01:59) [MSC v.1929 64 bit (AMD64)]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numpy</text:p>
          </table:table-cell>
          <table:table-cell office:value-type="string" calcext:value-type="string">
            <text:p>1.24.4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andas</text:p>
          </table:table-cell>
          <table:table-cell office:value-type="string" calcext:value-type="string">
            <text:p>1.2.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zoopt</text:p>
          </table:table-cell>
          <table:table-cell office:value-type="string" calcext:value-type="string">
            <text:p>0.4.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matplotlib</text:p>
          </table:table-cell>
          <table:table-cell office:value-type="string" calcext:value-type="string">
            <text:p>3.7.2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jinja2</text:p>
          </table:table-cell>
          <table:table-cell office:value-type="string" calcext:value-type="string">
            <text:p>3.1.3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yaudisam</text:p>
          </table:table-cell>
          <table:table-cell office:value-type="string" calcext:value-type="string">
            <text:p>1.0.3-b1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S engine</text:p>
          </table:table-cell>
          <table:table-cell office:value-type="string" calcext:value-type="string">
            <text:p>C:/PortableApps/Distance 752/MCDS.exe</text:p>
          </table:table-cell>
          <table:table-cell table:number-columns-repeated="16382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mples" style:display-name="PageStyle_Samp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els" style:display-name="PageStyle_Mode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alyser" style:display-name="PageStyle_Analy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ynthesis" style:display-name="PageStyle_Synthes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uting_20_platform" style:display-name="PageStyle_Computing plat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ails" style:display-name="PageStyle_Detai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4-04-04T19:46:00</meta:creation-date>
    <dc:date>2024-04-04T19:46:01</dc:date>
    <meta:generator>LibreOffice/7.5.5.2$Windows_x86 LibreOffice_project/ca8fe7424262805f223b9a2334bc7181abbcbf5e</meta:generator>
    <meta:document-statistic meta:table-count="6" meta:cell-count="1916" meta:object-count="0"/>
    <meta:user-defined meta:name="AppVersion">3.1</meta:user-defined>
  </office:meta>
</office:document-meta>
</file>